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4.19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somme constance</text:p>
          </table:table-cell>
          <table:table-cell table:number-columns-repeated="5"/>
        </table:table-row>
        <table:table-row table:style-name="ro2">
          <table:table-cell office:value-type="string">
            <text:p>s(t)</text:p>
          </table:table-cell>
          <table:table-cell office:value-type="string">
            <text:p>t</text:p>
          </table:table-cell>
          <table:table-cell office:value-type="string">
            <text:p>somme rolando</text:p>
          </table:table-cell>
          <table:table-cell office:value-type="string">
            <text:p>somme</text:p>
          </table:table-cell>
          <table:table-cell table:formula="of:=SIN([.$I$4]*[.B4]/2)*SIN([.$I$4]*([.B4]-1)/2)/SIN([.$I$4]/2)" office:value-type="float" office:value="0">
            <text:p>0</text:p>
          </table:table-cell>
          <table:table-cell table:number-columns-repeated="3"/>
          <table:table-cell office:value-type="string">
            <text:p>omega</text:p>
          </table:table-cell>
          <table:table-cell office:value-type="string">
            <text:p>periode</text:p>
          </table:table-cell>
        </table:table-row>
        <table:table-row table:style-name="ro1">
          <table:table-cell table:formula="of:=SIN([.$I$4]*[.B4])" office:value-type="float" office:value="0.0627905195293134">
            <text:p>0,0627905195</text:p>
          </table:table-cell>
          <table:table-cell office:value-type="float" office:value="1">
            <text:p>1</text:p>
          </table:table-cell>
          <table:table-cell table:formula="of:=SIN([.$I$4])*POWER((1-(2*COS([.$I$4]))) ;[.B4])/(1-2*COS([.$I$4]))" office:value-type="float" office:value="0.0627905195293134">
            <text:p>0,0627905195</text:p>
          </table:table-cell>
          <table:table-cell table:formula="of:=SUM([.A$4:.A4])" office:value-type="float" office:value="0.0627905195293134">
            <text:p>0,0627905195</text:p>
          </table:table-cell>
          <table:table-cell table:formula="of:=SIN([.$I$4]*[.B5]/2)*SIN([.$I$4]*([.B4])/2)/SIN([.$I$4]/2)" office:value-type="float" office:value="0.0627905195293134">
            <text:p>0,0627905195</text:p>
          </table:table-cell>
          <table:table-cell/>
          <table:table-cell table:formula="of:=MAX([.E4:.E105])" office:value-type="float" office:value="31.820515953774">
            <text:p>31,8205159538</text:p>
          </table:table-cell>
          <table:table-cell/>
          <table:table-cell table:formula="of:=2*PI()/[.J4]" office:value-type="float" office:value="0.0628318530717959">
            <text:p>0,062831853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formula="of:=SIN([.$I$4]*[.B5])" office:value-type="float" office:value="0.125333233564304">
            <text:p>0,1253332336</text:p>
          </table:table-cell>
          <table:table-cell office:value-type="float" office:value="2">
            <text:p>2</text:p>
          </table:table-cell>
          <table:table-cell table:formula="of:=SIN([.$I$4])*POWER((1-(2*COS([.$I$4]))) ;[.B5])/(1-2*COS([.$I$4]))" office:value-type="float" office:value="-0.0625427140349909">
            <text:p>-0,062542714</text:p>
          </table:table-cell>
          <table:table-cell table:formula="of:=SUM([.A$4:.A5])" office:value-type="float" office:value="0.188123753093618">
            <text:p>0,1881237531</text:p>
          </table:table-cell>
          <table:table-cell table:formula="of:=SIN([.$I$4]*[.B6]/2)*SIN([.$I$4]*([.B5])/2)/SIN([.$I$4]/2)" office:value-type="float" office:value="0.188123753093618">
            <text:p>0,1881237531</text:p>
          </table:table-cell>
          <table:table-cell table:number-columns-repeated="5"/>
        </table:table-row>
        <table:table-row table:style-name="ro1">
          <table:table-cell table:formula="of:=SIN([.$I$4]*[.B6])" office:value-type="float" office:value="0.187381314585725">
            <text:p>0,1873813146</text:p>
          </table:table-cell>
          <table:table-cell office:value-type="float" office:value="3">
            <text:p>3</text:p>
          </table:table-cell>
          <table:table-cell table:formula="of:=SIN([.$I$4])*POWER((1-(2*COS([.$I$4]))) ;[.B6])/(1-2*COS([.$I$4]))" office:value-type="float" office:value="0.0622958865157429">
            <text:p>0,0622958865</text:p>
          </table:table-cell>
          <table:table-cell table:formula="of:=SUM([.A$4:.A6])" office:value-type="float" office:value="0.375505067679342">
            <text:p>0,3755050677</text:p>
          </table:table-cell>
          <table:table-cell table:formula="of:=SIN([.$I$4]*[.B7]/2)*SIN([.$I$4]*([.B6])/2)/SIN([.$I$4]/2)" office:value-type="float" office:value="0.375505067679342">
            <text:p>0,3755050677</text:p>
          </table:table-cell>
          <table:table-cell table:number-columns-repeated="5"/>
        </table:table-row>
        <table:table-row table:style-name="ro1">
          <table:table-cell table:formula="of:=SIN([.$I$4]*[.B7])" office:value-type="float" office:value="0.248689887164855">
            <text:p>0,2486898872</text:p>
          </table:table-cell>
          <table:table-cell office:value-type="float" office:value="4">
            <text:p>4</text:p>
          </table:table-cell>
          <table:table-cell table:formula="of:=SIN([.$I$4])*POWER((1-(2*COS([.$I$4]))) ;[.B7])/(1-2*COS([.$I$4]))" office:value-type="float" office:value="-0.0620500331119486">
            <text:p>-0,0620500331</text:p>
          </table:table-cell>
          <table:table-cell table:formula="of:=SUM([.A$4:.A7])" office:value-type="float" office:value="0.624194954844197">
            <text:p>0,6241949548</text:p>
          </table:table-cell>
          <table:table-cell table:formula="of:=SIN([.$I$4]*[.B8]/2)*SIN([.$I$4]*([.B7])/2)/SIN([.$I$4]/2)" office:value-type="float" office:value="0.624194954844197">
            <text:p>0,6241949548</text:p>
          </table:table-cell>
          <table:table-cell table:number-columns-repeated="5"/>
        </table:table-row>
        <table:table-row table:style-name="ro1">
          <table:table-cell table:formula="of:=SIN([.$I$4]*[.B8])" office:value-type="float" office:value="0.309016994374947">
            <text:p>0,3090169944</text:p>
          </table:table-cell>
          <table:table-cell office:value-type="float" office:value="5">
            <text:p>5</text:p>
          </table:table-cell>
          <table:table-cell table:formula="of:=SIN([.$I$4])*POWER((1-(2*COS([.$I$4]))) ;[.B8])/(1-2*COS([.$I$4]))" office:value-type="float" office:value="0.0618051499792194">
            <text:p>0,06180515</text:p>
          </table:table-cell>
          <table:table-cell table:formula="of:=SUM([.A$4:.A8])" office:value-type="float" office:value="0.933211949219145">
            <text:p>0,9332119492</text:p>
          </table:table-cell>
          <table:table-cell table:formula="of:=SIN([.$I$4]*[.B9]/2)*SIN([.$I$4]*([.B8])/2)/SIN([.$I$4]/2)" office:value-type="float" office:value="0.933211949219145">
            <text:p>0,9332119492</text:p>
          </table:table-cell>
          <table:table-cell table:number-columns-repeated="5"/>
        </table:table-row>
        <table:table-row table:style-name="ro1">
          <table:table-cell table:formula="of:=SIN([.$I$4]*[.B9])" office:value-type="float" office:value="0.368124552684678">
            <text:p>0,3681245527</text:p>
          </table:table-cell>
          <table:table-cell office:value-type="float" office:value="6">
            <text:p>6</text:p>
          </table:table-cell>
          <table:table-cell table:formula="of:=SIN([.$I$4])*POWER((1-(2*COS([.$I$4]))) ;[.B9])/(1-2*COS([.$I$4]))" office:value-type="float" office:value="-0.0615612332883386">
            <text:p>-0,0615612333</text:p>
          </table:table-cell>
          <table:table-cell table:formula="of:=SUM([.A$4:.A9])" office:value-type="float" office:value="1.30133650190382">
            <text:p>1,3013365019</text:p>
          </table:table-cell>
          <table:table-cell table:formula="of:=SIN([.$I$4]*[.B10]/2)*SIN([.$I$4]*([.B9])/2)/SIN([.$I$4]/2)" office:value-type="float" office:value="1.30133650190382">
            <text:p>1,3013365019</text:p>
          </table:table-cell>
          <table:table-cell table:number-columns-repeated="5"/>
        </table:table-row>
        <table:table-row table:style-name="ro1">
          <table:table-cell table:formula="of:=SIN([.$I$4]*[.B10])" office:value-type="float" office:value="0.425779291565073">
            <text:p>0,4257792916</text:p>
          </table:table-cell>
          <table:table-cell office:value-type="float" office:value="7">
            <text:p>7</text:p>
          </table:table-cell>
          <table:table-cell table:formula="of:=SIN([.$I$4])*POWER((1-(2*COS([.$I$4]))) ;[.B10])/(1-2*COS([.$I$4]))" office:value-type="float" office:value="0.0613182792252017">
            <text:p>0,0613182792</text:p>
          </table:table-cell>
          <table:table-cell table:formula="of:=SUM([.A$4:.A10])" office:value-type="float" office:value="1.7271157934689">
            <text:p>1,7271157935</text:p>
          </table:table-cell>
          <table:table-cell table:formula="of:=SIN([.$I$4]*[.B11]/2)*SIN([.$I$4]*([.B10])/2)/SIN([.$I$4]/2)" office:value-type="float" office:value="1.7271157934689">
            <text:p>1,7271157935</text:p>
          </table:table-cell>
          <table:table-cell table:number-columns-repeated="5"/>
        </table:table-row>
        <table:table-row table:style-name="ro1">
          <table:table-cell table:formula="of:=SIN([.$I$4]*[.B11])" office:value-type="float" office:value="0.481753674101715">
            <text:p>0,4817536741</text:p>
          </table:table-cell>
          <table:table-cell office:value-type="float" office:value="8">
            <text:p>8</text:p>
          </table:table-cell>
          <table:table-cell table:formula="of:=SIN([.$I$4])*POWER((1-(2*COS([.$I$4]))) ;[.B11])/(1-2*COS([.$I$4]))" office:value-type="float" office:value="-0.0610762839907569">
            <text:p>-0,061076284</text:p>
          </table:table-cell>
          <table:table-cell table:formula="of:=SUM([.A$4:.A11])" office:value-type="float" office:value="2.20886946757061">
            <text:p>2,2088694676</text:p>
          </table:table-cell>
          <table:table-cell table:formula="of:=SIN([.$I$4]*[.B12]/2)*SIN([.$I$4]*([.B11])/2)/SIN([.$I$4]/2)" office:value-type="float" office:value="2.20886946757061">
            <text:p>2,2088694676</text:p>
          </table:table-cell>
          <table:table-cell table:number-columns-repeated="5"/>
        </table:table-row>
        <table:table-row table:style-name="ro1">
          <table:table-cell table:formula="of:=SIN([.$I$4]*[.B12])" office:value-type="float" office:value="0.535826794978997">
            <text:p>0,535826795</text:p>
          </table:table-cell>
          <table:table-cell office:value-type="float" office:value="9">
            <text:p>9</text:p>
          </table:table-cell>
          <table:table-cell table:formula="of:=SIN([.$I$4])*POWER((1-(2*COS([.$I$4]))) ;[.B12])/(1-2*COS([.$I$4]))" office:value-type="float" office:value="0.0608352438009454">
            <text:p>0,0608352438</text:p>
          </table:table-cell>
          <table:table-cell table:formula="of:=SUM([.A$4:.A12])" office:value-type="float" office:value="2.74469626254961">
            <text:p>2,7446962625</text:p>
          </table:table-cell>
          <table:table-cell table:formula="of:=SIN([.$I$4]*[.B13]/2)*SIN([.$I$4]*([.B12])/2)/SIN([.$I$4]/2)" office:value-type="float" office:value="2.74469626254961">
            <text:p>2,7446962625</text:p>
          </table:table-cell>
          <table:table-cell table:number-columns-repeated="5"/>
        </table:table-row>
        <table:table-row table:style-name="ro1">
          <table:table-cell table:formula="of:=SIN([.$I$4]*[.B13])" office:value-type="float" office:value="0.587785252292473">
            <text:p>0,5877852523</text:p>
          </table:table-cell>
          <table:table-cell office:value-type="float" office:value="10">
            <text:p>10</text:p>
          </table:table-cell>
          <table:table-cell table:formula="of:=SIN([.$I$4])*POWER((1-(2*COS([.$I$4]))) ;[.B13])/(1-2*COS([.$I$4]))" office:value-type="float" office:value="-0.0605951548866422">
            <text:p>-0,0605951549</text:p>
          </table:table-cell>
          <table:table-cell table:formula="of:=SUM([.A$4:.A13])" office:value-type="float" office:value="3.33248151484208">
            <text:p>3,3324815148</text:p>
          </table:table-cell>
          <table:table-cell table:formula="of:=SIN([.$I$4]*[.B14]/2)*SIN([.$I$4]*([.B13])/2)/SIN([.$I$4]/2)" office:value-type="float" office:value="3.33248151484208">
            <text:p>3,3324815148</text:p>
          </table:table-cell>
          <table:table-cell table:number-columns-repeated="5"/>
        </table:table-row>
        <table:table-row table:style-name="ro1">
          <table:table-cell table:formula="of:=SIN([.$I$4]*[.B14])" office:value-type="float" office:value="0.63742398974869">
            <text:p>0,6374239897</text:p>
          </table:table-cell>
          <table:table-cell office:value-type="float" office:value="11">
            <text:p>11</text:p>
          </table:table-cell>
          <table:table-cell table:formula="of:=SIN([.$I$4])*POWER((1-(2*COS([.$I$4]))) ;[.B14])/(1-2*COS([.$I$4]))" office:value-type="float" office:value="0.0603560134935977">
            <text:p>0,0603560135</text:p>
          </table:table-cell>
          <table:table-cell table:formula="of:=SUM([.A$4:.A14])" office:value-type="float" office:value="3.96990550459077">
            <text:p>3,9699055046</text:p>
          </table:table-cell>
          <table:table-cell table:formula="of:=SIN([.$I$4]*[.B15]/2)*SIN([.$I$4]*([.B14])/2)/SIN([.$I$4]/2)" office:value-type="float" office:value="3.96990550459077">
            <text:p>3,9699055046</text:p>
          </table:table-cell>
          <table:table-cell table:number-columns-repeated="5"/>
        </table:table-row>
        <table:table-row table:style-name="ro1">
          <table:table-cell table:formula="of:=SIN([.$I$4]*[.B15])" office:value-type="float" office:value="0.684547105928689">
            <text:p>0,6845471059</text:p>
          </table:table-cell>
          <table:table-cell office:value-type="float" office:value="12">
            <text:p>12</text:p>
          </table:table-cell>
          <table:table-cell table:formula="of:=SIN([.$I$4])*POWER((1-(2*COS([.$I$4]))) ;[.B15])/(1-2*COS([.$I$4]))" office:value-type="float" office:value="-0.0601178158823781">
            <text:p>-0,0601178159</text:p>
          </table:table-cell>
          <table:table-cell table:formula="of:=SUM([.A$4:.A15])" office:value-type="float" office:value="4.65445261051946">
            <text:p>4,6544526105</text:p>
          </table:table-cell>
          <table:table-cell table:formula="of:=SIN([.$I$4]*[.B16]/2)*SIN([.$I$4]*([.B15])/2)/SIN([.$I$4]/2)" office:value-type="float" office:value="4.65445261051946">
            <text:p>4,6544526105</text:p>
          </table:table-cell>
          <table:table-cell table:number-columns-repeated="5"/>
        </table:table-row>
        <table:table-row table:style-name="ro1">
          <table:table-cell table:formula="of:=SIN([.$I$4]*[.B16])" office:value-type="float" office:value="0.728968627421412">
            <text:p>0,7289686274</text:p>
          </table:table-cell>
          <table:table-cell office:value-type="float" office:value="13">
            <text:p>13</text:p>
          </table:table-cell>
          <table:table-cell table:formula="of:=SIN([.$I$4])*POWER((1-(2*COS([.$I$4]))) ;[.B16])/(1-2*COS([.$I$4]))" office:value-type="float" office:value="0.0598805583283079">
            <text:p>0,0598805583</text:p>
          </table:table-cell>
          <table:table-cell table:formula="of:=SUM([.A$4:.A16])" office:value-type="float" office:value="5.38342123794087">
            <text:p>5,3834212379</text:p>
          </table:table-cell>
          <table:table-cell table:formula="of:=SIN([.$I$4]*[.B17]/2)*SIN([.$I$4]*([.B16])/2)/SIN([.$I$4]/2)" office:value-type="float" office:value="5.38342123794087">
            <text:p>5,3834212379</text:p>
          </table:table-cell>
          <table:table-cell table:number-columns-repeated="5"/>
        </table:table-row>
        <table:table-row table:style-name="ro1">
          <table:table-cell table:formula="of:=SIN([.$I$4]*[.B17])" office:value-type="float" office:value="0.770513242775789">
            <text:p>0,7705132428</text:p>
          </table:table-cell>
          <table:table-cell office:value-type="float" office:value="14">
            <text:p>14</text:p>
          </table:table-cell>
          <table:table-cell table:formula="of:=SIN([.$I$4])*POWER((1-(2*COS([.$I$4]))) ;[.B17])/(1-2*COS([.$I$4]))" office:value-type="float" office:value="-0.0596442371214109">
            <text:p>-0,0596442371</text:p>
          </table:table-cell>
          <table:table-cell table:formula="of:=SUM([.A$4:.A17])" office:value-type="float" office:value="6.15393448071666">
            <text:p>6,1539344807</text:p>
          </table:table-cell>
          <table:table-cell table:formula="of:=SIN([.$I$4]*[.B18]/2)*SIN([.$I$4]*([.B17])/2)/SIN([.$I$4]/2)" office:value-type="float" office:value="6.15393448071666">
            <text:p>6,1539344807</text:p>
          </table:table-cell>
          <table:table-cell table:number-columns-repeated="5"/>
        </table:table-row>
        <table:table-row table:style-name="ro1">
          <table:table-cell table:formula="of:=SIN([.$I$4]*[.B18])" office:value-type="float" office:value="0.809016994374947">
            <text:p>0,8090169944</text:p>
          </table:table-cell>
          <table:table-cell office:value-type="float" office:value="15">
            <text:p>15</text:p>
          </table:table-cell>
          <table:table-cell table:formula="of:=SIN([.$I$4])*POWER((1-(2*COS([.$I$4]))) ;[.B18])/(1-2*COS([.$I$4]))" office:value-type="float" office:value="0.0594088485663527">
            <text:p>0,0594088486</text:p>
          </table:table-cell>
          <table:table-cell table:formula="of:=SUM([.A$4:.A18])" office:value-type="float" office:value="6.96295147509161">
            <text:p>6,9629514751</text:p>
          </table:table-cell>
          <table:table-cell table:formula="of:=SIN([.$I$4]*[.B19]/2)*SIN([.$I$4]*([.B18])/2)/SIN([.$I$4]/2)" office:value-type="float" office:value="6.96295147509161">
            <text:p>6,9629514751</text:p>
          </table:table-cell>
          <table:table-cell table:number-columns-repeated="5"/>
        </table:table-row>
        <table:table-row table:style-name="ro1">
          <table:table-cell table:formula="of:=SIN([.$I$4]*[.B19])" office:value-type="float" office:value="0.844327925502015">
            <text:p>0,8443279255</text:p>
          </table:table-cell>
          <table:table-cell office:value-type="float" office:value="16">
            <text:p>16</text:p>
          </table:table-cell>
          <table:table-cell table:formula="of:=SIN([.$I$4])*POWER((1-(2*COS([.$I$4]))) ;[.B19])/(1-2*COS([.$I$4]))" office:value-type="float" office:value="-0.0591743889823825">
            <text:p>-0,059174389</text:p>
          </table:table-cell>
          <table:table-cell table:formula="of:=SUM([.A$4:.A19])" office:value-type="float" office:value="7.80727940059362">
            <text:p>7,8072794006</text:p>
          </table:table-cell>
          <table:table-cell table:formula="of:=SIN([.$I$4]*[.B20]/2)*SIN([.$I$4]*([.B19])/2)/SIN([.$I$4]/2)" office:value-type="float" office:value="7.80727940059362">
            <text:p>7,8072794006</text:p>
          </table:table-cell>
          <table:table-cell table:number-columns-repeated="5"/>
        </table:table-row>
        <table:table-row table:style-name="ro1">
          <table:table-cell table:formula="of:=SIN([.$I$4]*[.B20])" office:value-type="float" office:value="0.876306680043864">
            <text:p>0,87630668</text:p>
          </table:table-cell>
          <table:table-cell office:value-type="float" office:value="17">
            <text:p>17</text:p>
          </table:table-cell>
          <table:table-cell table:formula="of:=SIN([.$I$4])*POWER((1-(2*COS([.$I$4]))) ;[.B20])/(1-2*COS([.$I$4]))" office:value-type="float" office:value="0.0589408547032758">
            <text:p>0,0589408547</text:p>
          </table:table-cell>
          <table:table-cell table:formula="of:=SUM([.A$4:.A20])" office:value-type="float" office:value="8.68358608063749">
            <text:p>8,6835860806</text:p>
          </table:table-cell>
          <table:table-cell table:formula="of:=SIN([.$I$4]*[.B21]/2)*SIN([.$I$4]*([.B20])/2)/SIN([.$I$4]/2)" office:value-type="float" office:value="8.68358608063749">
            <text:p>8,6835860806</text:p>
          </table:table-cell>
          <table:table-cell table:number-columns-repeated="5"/>
        </table:table-row>
        <table:table-row table:style-name="ro1">
          <table:table-cell table:formula="of:=SIN([.$I$4]*[.B21])" office:value-type="float" office:value="0.90482705246602">
            <text:p>0,9048270525</text:p>
          </table:table-cell>
          <table:table-cell office:value-type="float" office:value="18">
            <text:p>18</text:p>
          </table:table-cell>
          <table:table-cell table:formula="of:=SIN([.$I$4])*POWER((1-(2*COS([.$I$4]))) ;[.B21])/(1-2*COS([.$I$4]))" office:value-type="float" office:value="-0.0587082420772771">
            <text:p>-0,0587082421</text:p>
          </table:table-cell>
          <table:table-cell table:formula="of:=SUM([.A$4:.A21])" office:value-type="float" office:value="9.58841313310351">
            <text:p>9,5884131331</text:p>
          </table:table-cell>
          <table:table-cell table:formula="of:=SIN([.$I$4]*[.B22]/2)*SIN([.$I$4]*([.B21])/2)/SIN([.$I$4]/2)" office:value-type="float" office:value="9.58841313310351">
            <text:p>9,5884131331</text:p>
          </table:table-cell>
          <table:table-cell table:number-columns-repeated="5"/>
        </table:table-row>
        <table:table-row table:style-name="ro1">
          <table:table-cell table:formula="of:=SIN([.$I$4]*[.B22])" office:value-type="float" office:value="0.929776485888251">
            <text:p>0,9297764859</text:p>
          </table:table-cell>
          <table:table-cell office:value-type="float" office:value="19">
            <text:p>19</text:p>
          </table:table-cell>
          <table:table-cell table:formula="of:=SIN([.$I$4])*POWER((1-(2*COS([.$I$4]))) ;[.B22])/(1-2*COS([.$I$4]))" office:value-type="float" office:value="0.0584765474670427">
            <text:p>0,0584765475</text:p>
          </table:table-cell>
          <table:table-cell table:formula="of:=SUM([.A$4:.A22])" office:value-type="float" office:value="10.5181896189918">
            <text:p>10,518189619</text:p>
          </table:table-cell>
          <table:table-cell table:formula="of:=SIN([.$I$4]*[.B23]/2)*SIN([.$I$4]*([.B22])/2)/SIN([.$I$4]/2)" office:value-type="float" office:value="10.5181896189918">
            <text:p>10,518189619</text:p>
          </table:table-cell>
          <table:table-cell table:number-columns-repeated="5"/>
        </table:table-row>
        <table:table-row table:style-name="ro1">
          <table:table-cell table:formula="of:=SIN([.$I$4]*[.B23])" office:value-type="float" office:value="0.951056516295153">
            <text:p>0,9510565163</text:p>
          </table:table-cell>
          <table:table-cell office:value-type="float" office:value="20">
            <text:p>20</text:p>
          </table:table-cell>
          <table:table-cell table:formula="of:=SIN([.$I$4])*POWER((1-(2*COS([.$I$4]))) ;[.B23])/(1-2*COS([.$I$4]))" office:value-type="float" office:value="-0.0582457672495836">
            <text:p>-0,0582457672</text:p>
          </table:table-cell>
          <table:table-cell table:formula="of:=SUM([.A$4:.A23])" office:value-type="float" office:value="11.4692461352869">
            <text:p>11,4692461353</text:p>
          </table:table-cell>
          <table:table-cell table:formula="of:=SIN([.$I$4]*[.B24]/2)*SIN([.$I$4]*([.B23])/2)/SIN([.$I$4]/2)" office:value-type="float" office:value="11.4692461352869">
            <text:p>11,4692461353</text:p>
          </table:table-cell>
          <table:table-cell table:number-columns-repeated="5"/>
        </table:table-row>
        <table:table-row table:style-name="ro1">
          <table:table-cell table:formula="of:=SIN([.$I$4]*[.B24])" office:value-type="float" office:value="0.968583161128631">
            <text:p>0,9685831611</text:p>
          </table:table-cell>
          <table:table-cell office:value-type="float" office:value="21">
            <text:p>21</text:p>
          </table:table-cell>
          <table:table-cell table:formula="of:=SIN([.$I$4])*POWER((1-(2*COS([.$I$4]))) ;[.B24])/(1-2*COS([.$I$4]))" office:value-type="float" office:value="0.0580158978162093">
            <text:p>0,0580158978</text:p>
          </table:table-cell>
          <table:table-cell table:formula="of:=SUM([.A$4:.A24])" office:value-type="float" office:value="12.4378292964155">
            <text:p>12,4378292964</text:p>
          </table:table-cell>
          <table:table-cell table:formula="of:=SIN([.$I$4]*[.B25]/2)*SIN([.$I$4]*([.B24])/2)/SIN([.$I$4]/2)" office:value-type="float" office:value="12.4378292964155">
            <text:p>12,4378292964</text:p>
          </table:table-cell>
          <table:table-cell table:number-columns-repeated="5"/>
        </table:table-row>
        <table:table-row table:style-name="ro1">
          <table:table-cell table:formula="of:=SIN([.$I$4]*[.B25])" office:value-type="float" office:value="0.982287250728689">
            <text:p>0,9822872507</text:p>
          </table:table-cell>
          <table:table-cell office:value-type="float" office:value="22">
            <text:p>22</text:p>
          </table:table-cell>
          <table:table-cell table:formula="of:=SIN([.$I$4])*POWER((1-(2*COS([.$I$4]))) ;[.B25])/(1-2*COS([.$I$4]))" office:value-type="float" office:value="-0.0577869355724713">
            <text:p>-0,0577869356</text:p>
          </table:table-cell>
          <table:table-cell table:formula="of:=SUM([.A$4:.A25])" office:value-type="float" office:value="13.4201165471442">
            <text:p>13,4201165471</text:p>
          </table:table-cell>
          <table:table-cell table:formula="of:=SIN([.$I$4]*[.B26]/2)*SIN([.$I$4]*([.B25])/2)/SIN([.$I$4]/2)" office:value-type="float" office:value="13.4201165471442">
            <text:p>13,4201165471</text:p>
          </table:table-cell>
          <table:table-cell table:number-columns-repeated="5"/>
        </table:table-row>
        <table:table-row table:style-name="ro1">
          <table:table-cell table:formula="of:=SIN([.$I$4]*[.B26])" office:value-type="float" office:value="0.992114701314478">
            <text:p>0,9921147013</text:p>
          </table:table-cell>
          <table:table-cell office:value-type="float" office:value="23">
            <text:p>23</text:p>
          </table:table-cell>
          <table:table-cell table:formula="of:=SIN([.$I$4])*POWER((1-(2*COS([.$I$4]))) ;[.B26])/(1-2*COS([.$I$4]))" office:value-type="float" office:value="0.0575588769381064">
            <text:p>0,0575588769</text:p>
          </table:table-cell>
          <table:table-cell table:formula="of:=SUM([.A$4:.A26])" office:value-type="float" office:value="14.4122312484587">
            <text:p>14,4122312485</text:p>
          </table:table-cell>
          <table:table-cell table:formula="of:=SIN([.$I$4]*[.B27]/2)*SIN([.$I$4]*([.B26])/2)/SIN([.$I$4]/2)" office:value-type="float" office:value="14.4122312484587">
            <text:p>14,4122312485</text:p>
          </table:table-cell>
          <table:table-cell table:number-columns-repeated="5"/>
        </table:table-row>
        <table:table-row table:style-name="ro1">
          <table:table-cell table:formula="of:=SIN([.$I$4]*[.B27])" office:value-type="float" office:value="0.998026728428271">
            <text:p>0,9980267284</text:p>
          </table:table-cell>
          <table:table-cell office:value-type="float" office:value="24">
            <text:p>24</text:p>
          </table:table-cell>
          <table:table-cell table:formula="of:=SIN([.$I$4])*POWER((1-(2*COS([.$I$4]))) ;[.B27])/(1-2*COS([.$I$4]))" office:value-type="float" office:value="-0.0573317183469812">
            <text:p>-0,0573317183</text:p>
          </table:table-cell>
          <table:table-cell table:formula="of:=SUM([.A$4:.A27])" office:value-type="float" office:value="15.410257976887">
            <text:p>15,4102579769</text:p>
          </table:table-cell>
          <table:table-cell table:formula="of:=SIN([.$I$4]*[.B28]/2)*SIN([.$I$4]*([.B27])/2)/SIN([.$I$4]/2)" office:value-type="float" office:value="15.410257976887">
            <text:p>15,4102579769</text:p>
          </table:table-cell>
          <table:table-cell table:number-columns-repeated="5"/>
        </table:table-row>
        <table:table-row table:style-name="ro1">
          <table:table-cell table:formula="of:=SIN([.$I$4]*[.B28])"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IN([.$I$4])*POWER((1-(2*COS([.$I$4]))) ;[.B28])/(1-2*COS([.$I$4]))" office:value-type="float" office:value="0.0571054562470363">
            <text:p>0,0571054562</text:p>
          </table:table-cell>
          <table:table-cell table:formula="of:=SUM([.A$4:.A28])" office:value-type="float" office:value="16.410257976887">
            <text:p>16,4102579769</text:p>
          </table:table-cell>
          <table:table-cell table:formula="of:=SIN([.$I$4]*[.B29]/2)*SIN([.$I$4]*([.B28])/2)/SIN([.$I$4]/2)" office:value-type="float" office:value="16.410257976887">
            <text:p>16,4102579769</text:p>
          </table:table-cell>
          <table:table-cell table:number-columns-repeated="5"/>
        </table:table-row>
        <table:table-row table:style-name="ro1">
          <table:table-cell table:formula="of:=SIN([.$I$4]*[.B29])" office:value-type="float" office:value="0.998026728428271">
            <text:p>0,9980267284</text:p>
          </table:table-cell>
          <table:table-cell office:value-type="float" office:value="26">
            <text:p>26</text:p>
          </table:table-cell>
          <table:table-cell table:formula="of:=SIN([.$I$4])*POWER((1-(2*COS([.$I$4]))) ;[.B29])/(1-2*COS([.$I$4]))" office:value-type="float" office:value="-0.0568800871002306">
            <text:p>-0,0568800871</text:p>
          </table:table-cell>
          <table:table-cell table:formula="of:=SUM([.A$4:.A29])" office:value-type="float" office:value="17.4082847053152">
            <text:p>17,4082847053</text:p>
          </table:table-cell>
          <table:table-cell table:formula="of:=SIN([.$I$4]*[.B30]/2)*SIN([.$I$4]*([.B29])/2)/SIN([.$I$4]/2)" office:value-type="float" office:value="17.4082847053153">
            <text:p>17,4082847053</text:p>
          </table:table-cell>
          <table:table-cell table:number-columns-repeated="5"/>
        </table:table-row>
        <table:table-row table:style-name="ro1">
          <table:table-cell table:formula="of:=SIN([.$I$4]*[.B30])" office:value-type="float" office:value="0.992114701314478">
            <text:p>0,9921147013</text:p>
          </table:table-cell>
          <table:table-cell office:value-type="float" office:value="27">
            <text:p>27</text:p>
          </table:table-cell>
          <table:table-cell table:formula="of:=SIN([.$I$4])*POWER((1-(2*COS([.$I$4]))) ;[.B30])/(1-2*COS([.$I$4]))" office:value-type="float" office:value="0.056655607382486">
            <text:p>0,0566556074</text:p>
          </table:table-cell>
          <table:table-cell table:formula="of:=SUM([.A$4:.A30])" office:value-type="float" office:value="18.4003994066297">
            <text:p>18,4003994066</text:p>
          </table:table-cell>
          <table:table-cell table:formula="of:=SIN([.$I$4]*[.B31]/2)*SIN([.$I$4]*([.B30])/2)/SIN([.$I$4]/2)" office:value-type="float" office:value="18.4003994066297">
            <text:p>18,4003994066</text:p>
          </table:table-cell>
          <table:table-cell table:number-columns-repeated="5"/>
        </table:table-row>
        <table:table-row table:style-name="ro1">
          <table:table-cell table:formula="of:=SIN([.$I$4]*[.B31])" office:value-type="float" office:value="0.982287250728689">
            <text:p>0,9822872507</text:p>
          </table:table-cell>
          <table:table-cell office:value-type="float" office:value="28">
            <text:p>28</text:p>
          </table:table-cell>
          <table:table-cell table:formula="of:=SIN([.$I$4])*POWER((1-(2*COS([.$I$4]))) ;[.B31])/(1-2*COS([.$I$4]))" office:value-type="float" office:value="-0.0564320135836322">
            <text:p>-0,0564320136</text:p>
          </table:table-cell>
          <table:table-cell table:formula="of:=SUM([.A$4:.A31])" office:value-type="float" office:value="19.3826866573584">
            <text:p>19,3826866574</text:p>
          </table:table-cell>
          <table:table-cell table:formula="of:=SIN([.$I$4]*[.B32]/2)*SIN([.$I$4]*([.B31])/2)/SIN([.$I$4]/2)" office:value-type="float" office:value="19.3826866573584">
            <text:p>19,3826866574</text:p>
          </table:table-cell>
          <table:table-cell table:number-columns-repeated="5"/>
        </table:table-row>
        <table:table-row table:style-name="ro1">
          <table:table-cell table:formula="of:=SIN([.$I$4]*[.B32])" office:value-type="float" office:value="0.968583161128631">
            <text:p>0,9685831611</text:p>
          </table:table-cell>
          <table:table-cell office:value-type="float" office:value="29">
            <text:p>29</text:p>
          </table:table-cell>
          <table:table-cell table:formula="of:=SIN([.$I$4])*POWER((1-(2*COS([.$I$4]))) ;[.B32])/(1-2*COS([.$I$4]))" office:value-type="float" office:value="0.0562093022073523">
            <text:p>0,0562093022</text:p>
          </table:table-cell>
          <table:table-cell table:formula="of:=SUM([.A$4:.A32])" office:value-type="float" office:value="20.351269818487">
            <text:p>20,3512698185</text:p>
          </table:table-cell>
          <table:table-cell table:formula="of:=SIN([.$I$4]*[.B33]/2)*SIN([.$I$4]*([.B32])/2)/SIN([.$I$4]/2)" office:value-type="float" office:value="20.351269818487">
            <text:p>20,3512698185</text:p>
          </table:table-cell>
          <table:table-cell table:number-columns-repeated="5"/>
        </table:table-row>
        <table:table-row table:style-name="ro1">
          <table:table-cell table:formula="of:=SIN([.$I$4]*[.B33])" office:value-type="float" office:value="0.951056516295153">
            <text:p>0,9510565163</text:p>
          </table:table-cell>
          <table:table-cell office:value-type="float" office:value="30">
            <text:p>30</text:p>
          </table:table-cell>
          <table:table-cell table:formula="of:=SIN([.$I$4])*POWER((1-(2*COS([.$I$4]))) ;[.B33])/(1-2*COS([.$I$4]))" office:value-type="float" office:value="-0.0559874697711274">
            <text:p>-0,0559874698</text:p>
          </table:table-cell>
          <table:table-cell table:formula="of:=SUM([.A$4:.A33])" office:value-type="float" office:value="21.3023263347822">
            <text:p>21,3023263348</text:p>
          </table:table-cell>
          <table:table-cell table:formula="of:=SIN([.$I$4]*[.B34]/2)*SIN([.$I$4]*([.B33])/2)/SIN([.$I$4]/2)" office:value-type="float" office:value="21.3023263347822">
            <text:p>21,3023263348</text:p>
          </table:table-cell>
          <table:table-cell table:number-columns-repeated="5"/>
        </table:table-row>
        <table:table-row table:style-name="ro1">
          <table:table-cell table:formula="of:=SIN([.$I$4]*[.B34])" office:value-type="float" office:value="0.929776485888251">
            <text:p>0,9297764859</text:p>
          </table:table-cell>
          <table:table-cell office:value-type="float" office:value="31">
            <text:p>31</text:p>
          </table:table-cell>
          <table:table-cell table:formula="of:=SIN([.$I$4])*POWER((1-(2*COS([.$I$4]))) ;[.B34])/(1-2*COS([.$I$4]))" office:value-type="float" office:value="0.0557665128061826">
            <text:p>0,0557665128</text:p>
          </table:table-cell>
          <table:table-cell table:formula="of:=SUM([.A$4:.A34])" office:value-type="float" office:value="22.2321028206705">
            <text:p>22,2321028207</text:p>
          </table:table-cell>
          <table:table-cell table:formula="of:=SIN([.$I$4]*[.B35]/2)*SIN([.$I$4]*([.B34])/2)/SIN([.$I$4]/2)" office:value-type="float" office:value="22.2321028206705">
            <text:p>22,2321028207</text:p>
          </table:table-cell>
          <table:table-cell table:number-columns-repeated="5"/>
        </table:table-row>
        <table:table-row table:style-name="ro1">
          <table:table-cell table:formula="of:=SIN([.$I$4]*[.B35])" office:value-type="float" office:value="0.90482705246602">
            <text:p>0,9048270525</text:p>
          </table:table-cell>
          <table:table-cell office:value-type="float" office:value="32">
            <text:p>32</text:p>
          </table:table-cell>
          <table:table-cell table:formula="of:=SIN([.$I$4])*POWER((1-(2*COS([.$I$4]))) ;[.B35])/(1-2*COS([.$I$4]))" office:value-type="float" office:value="-0.0555464278574329">
            <text:p>-0,0555464279</text:p>
          </table:table-cell>
          <table:table-cell table:formula="of:=SUM([.A$4:.A35])" office:value-type="float" office:value="23.1369298731365">
            <text:p>23,1369298731</text:p>
          </table:table-cell>
          <table:table-cell table:formula="of:=SIN([.$I$4]*[.B36]/2)*SIN([.$I$4]*([.B35])/2)/SIN([.$I$4]/2)" office:value-type="float" office:value="23.1369298731365">
            <text:p>23,1369298731</text:p>
          </table:table-cell>
          <table:table-cell table:number-columns-repeated="5"/>
        </table:table-row>
        <table:table-row table:style-name="ro1">
          <table:table-cell table:formula="of:=SIN([.$I$4]*[.B36])" office:value-type="float" office:value="0.876306680043864">
            <text:p>0,87630668</text:p>
          </table:table-cell>
          <table:table-cell office:value-type="float" office:value="33">
            <text:p>33</text:p>
          </table:table-cell>
          <table:table-cell table:formula="of:=SIN([.$I$4])*POWER((1-(2*COS([.$I$4]))) ;[.B36])/(1-2*COS([.$I$4]))" office:value-type="float" office:value="0.0553272114834286">
            <text:p>0,0553272115</text:p>
          </table:table-cell>
          <table:table-cell table:formula="of:=SUM([.A$4:.A36])" office:value-type="float" office:value="24.0132365531803">
            <text:p>24,0132365532</text:p>
          </table:table-cell>
          <table:table-cell table:formula="of:=SIN([.$I$4]*[.B37]/2)*SIN([.$I$4]*([.B36])/2)/SIN([.$I$4]/2)" office:value-type="float" office:value="24.0132365531803">
            <text:p>24,0132365532</text:p>
          </table:table-cell>
          <table:table-cell table:number-columns-repeated="5"/>
        </table:table-row>
        <table:table-row table:style-name="ro1">
          <table:table-cell table:formula="of:=SIN([.$I$4]*[.B37])" office:value-type="float" office:value="0.844327925502015">
            <text:p>0,8443279255</text:p>
          </table:table-cell>
          <table:table-cell office:value-type="float" office:value="34">
            <text:p>34</text:p>
          </table:table-cell>
          <table:table-cell table:formula="of:=SIN([.$I$4])*POWER((1-(2*COS([.$I$4]))) ;[.B37])/(1-2*COS([.$I$4]))" office:value-type="float" office:value="-0.0551088602563021">
            <text:p>-0,0551088603</text:p>
          </table:table-cell>
          <table:table-cell table:formula="of:=SUM([.A$4:.A37])" office:value-type="float" office:value="24.8575644786823">
            <text:p>24,8575644787</text:p>
          </table:table-cell>
          <table:table-cell table:formula="of:=SIN([.$I$4]*[.B38]/2)*SIN([.$I$4]*([.B37])/2)/SIN([.$I$4]/2)" office:value-type="float" office:value="24.8575644786824">
            <text:p>24,8575644787</text:p>
          </table:table-cell>
          <table:table-cell table:number-columns-repeated="5"/>
        </table:table-row>
        <table:table-row table:style-name="ro1">
          <table:table-cell table:formula="of:=SIN([.$I$4]*[.B38])" office:value-type="float" office:value="0.809016994374947">
            <text:p>0,8090169944</text:p>
          </table:table-cell>
          <table:table-cell office:value-type="float" office:value="35">
            <text:p>35</text:p>
          </table:table-cell>
          <table:table-cell table:formula="of:=SIN([.$I$4])*POWER((1-(2*COS([.$I$4]))) ;[.B38])/(1-2*COS([.$I$4]))" office:value-type="float" office:value="0.0548913707617139">
            <text:p>0,0548913708</text:p>
          </table:table-cell>
          <table:table-cell table:formula="of:=SUM([.A$4:.A38])" office:value-type="float" office:value="25.6665814730573">
            <text:p>25,6665814731</text:p>
          </table:table-cell>
          <table:table-cell table:formula="of:=SIN([.$I$4]*[.B39]/2)*SIN([.$I$4]*([.B38])/2)/SIN([.$I$4]/2)" office:value-type="float" office:value="25.6665814730573">
            <text:p>25,6665814731</text:p>
          </table:table-cell>
          <table:table-cell table:number-columns-repeated="5"/>
        </table:table-row>
        <table:table-row table:style-name="ro1">
          <table:table-cell table:formula="of:=SIN([.$I$4]*[.B39])" office:value-type="float" office:value="0.770513242775789">
            <text:p>0,7705132428</text:p>
          </table:table-cell>
          <table:table-cell office:value-type="float" office:value="36">
            <text:p>36</text:p>
          </table:table-cell>
          <table:table-cell table:formula="of:=SIN([.$I$4])*POWER((1-(2*COS([.$I$4]))) ;[.B39])/(1-2*COS([.$I$4]))" office:value-type="float" office:value="-0.0546747395987993">
            <text:p>-0,0546747396</text:p>
          </table:table-cell>
          <table:table-cell table:formula="of:=SUM([.A$4:.A39])" office:value-type="float" office:value="26.4370947158331">
            <text:p>26,4370947158</text:p>
          </table:table-cell>
          <table:table-cell table:formula="of:=SIN([.$I$4]*[.B40]/2)*SIN([.$I$4]*([.B39])/2)/SIN([.$I$4]/2)" office:value-type="float" office:value="26.4370947158331">
            <text:p>26,4370947158</text:p>
          </table:table-cell>
          <table:table-cell table:number-columns-repeated="5"/>
        </table:table-row>
        <table:table-row table:style-name="ro1">
          <table:table-cell table:formula="of:=SIN([.$I$4]*[.B40])" office:value-type="float" office:value="0.728968627421411">
            <text:p>0,7289686274</text:p>
          </table:table-cell>
          <table:table-cell office:value-type="float" office:value="37">
            <text:p>37</text:p>
          </table:table-cell>
          <table:table-cell table:formula="of:=SIN([.$I$4])*POWER((1-(2*COS([.$I$4]))) ;[.B40])/(1-2*COS([.$I$4]))" office:value-type="float" office:value="0.0544589633801153">
            <text:p>0,0544589634</text:p>
          </table:table-cell>
          <table:table-cell table:formula="of:=SUM([.A$4:.A40])" office:value-type="float" office:value="27.1660633432545">
            <text:p>27,1660633433</text:p>
          </table:table-cell>
          <table:table-cell table:formula="of:=SIN([.$I$4]*[.B41]/2)*SIN([.$I$4]*([.B40])/2)/SIN([.$I$4]/2)" office:value-type="float" office:value="27.1660633432545">
            <text:p>27,1660633433</text:p>
          </table:table-cell>
          <table:table-cell table:number-columns-repeated="5"/>
        </table:table-row>
        <table:table-row table:style-name="ro1">
          <table:table-cell table:formula="of:=SIN([.$I$4]*[.B41])" office:value-type="float" office:value="0.684547105928688">
            <text:p>0,6845471059</text:p>
          </table:table-cell>
          <table:table-cell office:value-type="float" office:value="38">
            <text:p>38</text:p>
          </table:table-cell>
          <table:table-cell table:formula="of:=SIN([.$I$4])*POWER((1-(2*COS([.$I$4]))) ;[.B41])/(1-2*COS([.$I$4]))" office:value-type="float" office:value="-0.0542440387315878">
            <text:p>-0,0542440387</text:p>
          </table:table-cell>
          <table:table-cell table:formula="of:=SUM([.A$4:.A41])" office:value-type="float" office:value="27.8506104491832">
            <text:p>27,8506104492</text:p>
          </table:table-cell>
          <table:table-cell table:formula="of:=SIN([.$I$4]*[.B42]/2)*SIN([.$I$4]*([.B41])/2)/SIN([.$I$4]/2)" office:value-type="float" office:value="27.8506104491832">
            <text:p>27,8506104492</text:p>
          </table:table-cell>
          <table:table-cell table:number-columns-repeated="5"/>
        </table:table-row>
        <table:table-row table:style-name="ro1">
          <table:table-cell table:formula="of:=SIN([.$I$4]*[.B42])" office:value-type="float" office:value="0.63742398974869">
            <text:p>0,6374239897</text:p>
          </table:table-cell>
          <table:table-cell office:value-type="float" office:value="39">
            <text:p>39</text:p>
          </table:table-cell>
          <table:table-cell table:formula="of:=SIN([.$I$4])*POWER((1-(2*COS([.$I$4]))) ;[.B42])/(1-2*COS([.$I$4]))" office:value-type="float" office:value="0.0540299622924582">
            <text:p>0,0540299623</text:p>
          </table:table-cell>
          <table:table-cell table:formula="of:=SUM([.A$4:.A42])" office:value-type="float" office:value="28.4880344389319">
            <text:p>28,4880344389</text:p>
          </table:table-cell>
          <table:table-cell table:formula="of:=SIN([.$I$4]*[.B43]/2)*SIN([.$I$4]*([.B42])/2)/SIN([.$I$4]/2)" office:value-type="float" office:value="28.4880344389319">
            <text:p>28,4880344389</text:p>
          </table:table-cell>
          <table:table-cell table:number-columns-repeated="5"/>
        </table:table-row>
        <table:table-row table:style-name="ro1">
          <table:table-cell table:formula="of:=SIN([.$I$4]*[.B43])" office:value-type="float" office:value="0.587785252292473">
            <text:p>0,5877852523</text:p>
          </table:table-cell>
          <table:table-cell office:value-type="float" office:value="40">
            <text:p>40</text:p>
          </table:table-cell>
          <table:table-cell table:formula="of:=SIN([.$I$4])*POWER((1-(2*COS([.$I$4]))) ;[.B43])/(1-2*COS([.$I$4]))" office:value-type="float" office:value="-0.0538167307152317">
            <text:p>-0,0538167307</text:p>
          </table:table-cell>
          <table:table-cell table:formula="of:=SUM([.A$4:.A43])" office:value-type="float" office:value="29.0758196912243">
            <text:p>29,0758196912</text:p>
          </table:table-cell>
          <table:table-cell table:formula="of:=SIN([.$I$4]*[.B44]/2)*SIN([.$I$4]*([.B43])/2)/SIN([.$I$4]/2)" office:value-type="float" office:value="29.0758196912243">
            <text:p>29,0758196912</text:p>
          </table:table-cell>
          <table:table-cell table:number-columns-repeated="5"/>
        </table:table-row>
        <table:table-row table:style-name="ro1">
          <table:table-cell table:formula="of:=SIN([.$I$4]*[.B44])" office:value-type="float" office:value="0.535826794978997">
            <text:p>0,535826795</text:p>
          </table:table-cell>
          <table:table-cell office:value-type="float" office:value="41">
            <text:p>41</text:p>
          </table:table-cell>
          <table:table-cell table:formula="of:=SIN([.$I$4])*POWER((1-(2*COS([.$I$4]))) ;[.B44])/(1-2*COS([.$I$4]))" office:value-type="float" office:value="0.0536043406656242">
            <text:p>0,0536043407</text:p>
          </table:table-cell>
          <table:table-cell table:formula="of:=SUM([.A$4:.A44])" office:value-type="float" office:value="29.6116464862033">
            <text:p>29,6116464862</text:p>
          </table:table-cell>
          <table:table-cell table:formula="of:=SIN([.$I$4]*[.B45]/2)*SIN([.$I$4]*([.B44])/2)/SIN([.$I$4]/2)" office:value-type="float" office:value="29.6116464862033">
            <text:p>29,6116464862</text:p>
          </table:table-cell>
          <table:table-cell table:number-columns-repeated="5"/>
        </table:table-row>
        <table:table-row table:style-name="ro1">
          <table:table-cell table:formula="of:=SIN([.$I$4]*[.B45])" office:value-type="float" office:value="0.481753674101715">
            <text:p>0,4817536741</text:p>
          </table:table-cell>
          <table:table-cell office:value-type="float" office:value="42">
            <text:p>42</text:p>
          </table:table-cell>
          <table:table-cell table:formula="of:=SIN([.$I$4])*POWER((1-(2*COS([.$I$4]))) ;[.B45])/(1-2*COS([.$I$4]))" office:value-type="float" office:value="-0.0533927888225108">
            <text:p>-0,0533927888</text:p>
          </table:table-cell>
          <table:table-cell table:formula="of:=SUM([.A$4:.A45])" office:value-type="float" office:value="30.0934001603051">
            <text:p>30,0934001603</text:p>
          </table:table-cell>
          <table:table-cell table:formula="of:=SIN([.$I$4]*[.B46]/2)*SIN([.$I$4]*([.B45])/2)/SIN([.$I$4]/2)" office:value-type="float" office:value="30.0934001603051">
            <text:p>30,0934001603</text:p>
          </table:table-cell>
          <table:table-cell table:number-columns-repeated="5"/>
        </table:table-row>
        <table:table-row table:style-name="ro1">
          <table:table-cell table:formula="of:=SIN([.$I$4]*[.B46])" office:value-type="float" office:value="0.425779291565072">
            <text:p>0,4257792916</text:p>
          </table:table-cell>
          <table:table-cell office:value-type="float" office:value="43">
            <text:p>43</text:p>
          </table:table-cell>
          <table:table-cell table:formula="of:=SIN([.$I$4])*POWER((1-(2*COS([.$I$4]))) ;[.B46])/(1-2*COS([.$I$4]))" office:value-type="float" office:value="0.0531820718778732">
            <text:p>0,0531820719</text:p>
          </table:table-cell>
          <table:table-cell table:formula="of:=SUM([.A$4:.A46])" office:value-type="float" office:value="30.5191794518701">
            <text:p>30,5191794519</text:p>
          </table:table-cell>
          <table:table-cell table:formula="of:=SIN([.$I$4]*[.B47]/2)*SIN([.$I$4]*([.B46])/2)/SIN([.$I$4]/2)" office:value-type="float" office:value="30.5191794518701">
            <text:p>30,5191794519</text:p>
          </table:table-cell>
          <table:table-cell table:number-columns-repeated="5"/>
        </table:table-row>
        <table:table-row table:style-name="ro1">
          <table:table-cell table:formula="of:=SIN([.$I$4]*[.B47])" office:value-type="float" office:value="0.368124552684678">
            <text:p>0,3681245527</text:p>
          </table:table-cell>
          <table:table-cell office:value-type="float" office:value="44">
            <text:p>44</text:p>
          </table:table-cell>
          <table:table-cell table:formula="of:=SIN([.$I$4])*POWER((1-(2*COS([.$I$4]))) ;[.B47])/(1-2*COS([.$I$4]))" office:value-type="float" office:value="-0.0529721865367488">
            <text:p>-0,0529721865</text:p>
          </table:table-cell>
          <table:table-cell table:formula="of:=SUM([.A$4:.A47])" office:value-type="float" office:value="30.8873040045548">
            <text:p>30,8873040046</text:p>
          </table:table-cell>
          <table:table-cell table:formula="of:=SIN([.$I$4]*[.B48]/2)*SIN([.$I$4]*([.B47])/2)/SIN([.$I$4]/2)" office:value-type="float" office:value="30.8873040045548">
            <text:p>30,8873040046</text:p>
          </table:table-cell>
          <table:table-cell table:number-columns-repeated="5"/>
        </table:table-row>
        <table:table-row table:style-name="ro1">
          <table:table-cell table:formula="of:=SIN([.$I$4]*[.B48])" office:value-type="float" office:value="0.309016994374947">
            <text:p>0,3090169944</text:p>
          </table:table-cell>
          <table:table-cell office:value-type="float" office:value="45">
            <text:p>45</text:p>
          </table:table-cell>
          <table:table-cell table:formula="of:=SIN([.$I$4])*POWER((1-(2*COS([.$I$4]))) ;[.B48])/(1-2*COS([.$I$4]))" office:value-type="float" office:value="0.0527631295171783">
            <text:p>0,0527631295</text:p>
          </table:table-cell>
          <table:table-cell table:formula="of:=SUM([.A$4:.A48])" office:value-type="float" office:value="31.1963209989298">
            <text:p>31,1963209989</text:p>
          </table:table-cell>
          <table:table-cell table:formula="of:=SIN([.$I$4]*[.B49]/2)*SIN([.$I$4]*([.B48])/2)/SIN([.$I$4]/2)" office:value-type="float" office:value="31.1963209989298">
            <text:p>31,1963209989</text:p>
          </table:table-cell>
          <table:table-cell table:number-columns-repeated="5"/>
        </table:table-row>
        <table:table-row table:style-name="ro1">
          <table:table-cell table:formula="of:=SIN([.$I$4]*[.B49])" office:value-type="float" office:value="0.248689887164855">
            <text:p>0,2486898872</text:p>
          </table:table-cell>
          <table:table-cell office:value-type="float" office:value="46">
            <text:p>46</text:p>
          </table:table-cell>
          <table:table-cell table:formula="of:=SIN([.$I$4])*POWER((1-(2*COS([.$I$4]))) ;[.B49])/(1-2*COS([.$I$4]))" office:value-type="float" office:value="-0.0525548975501549">
            <text:p>-0,0525548976</text:p>
          </table:table-cell>
          <table:table-cell table:formula="of:=SUM([.A$4:.A49])" office:value-type="float" office:value="31.4450108860946">
            <text:p>31,4450108861</text:p>
          </table:table-cell>
          <table:table-cell table:formula="of:=SIN([.$I$4]*[.B50]/2)*SIN([.$I$4]*([.B49])/2)/SIN([.$I$4]/2)" office:value-type="float" office:value="31.4450108860946">
            <text:p>31,4450108861</text:p>
          </table:table-cell>
          <table:table-cell table:number-columns-repeated="5"/>
        </table:table-row>
        <table:table-row table:style-name="ro1">
          <table:table-cell table:formula="of:=SIN([.$I$4]*[.B50])" office:value-type="float" office:value="0.187381314585725">
            <text:p>0,1873813146</text:p>
          </table:table-cell>
          <table:table-cell office:value-type="float" office:value="47">
            <text:p>47</text:p>
          </table:table-cell>
          <table:table-cell table:formula="of:=SIN([.$I$4])*POWER((1-(2*COS([.$I$4]))) ;[.B50])/(1-2*COS([.$I$4]))" office:value-type="float" office:value="0.0523474873795733">
            <text:p>0,0523474874</text:p>
          </table:table-cell>
          <table:table-cell table:formula="of:=SUM([.A$4:.A50])" office:value-type="float" office:value="31.6323922006803">
            <text:p>31,6323922007</text:p>
          </table:table-cell>
          <table:table-cell table:formula="of:=SIN([.$I$4]*[.B51]/2)*SIN([.$I$4]*([.B50])/2)/SIN([.$I$4]/2)" office:value-type="float" office:value="31.6323922006803">
            <text:p>31,6323922007</text:p>
          </table:table-cell>
          <table:table-cell table:number-columns-repeated="5"/>
        </table:table-row>
        <table:table-row table:style-name="ro1">
          <table:table-cell table:formula="of:=SIN([.$I$4]*[.B51])" office:value-type="float" office:value="0.125333233564304">
            <text:p>0,1253332336</text:p>
          </table:table-cell>
          <table:table-cell office:value-type="float" office:value="48">
            <text:p>48</text:p>
          </table:table-cell>
          <table:table-cell table:formula="of:=SIN([.$I$4])*POWER((1-(2*COS([.$I$4]))) ;[.B51])/(1-2*COS([.$I$4]))" office:value-type="float" office:value="-0.0521408957621782">
            <text:p>-0,0521408958</text:p>
          </table:table-cell>
          <table:table-cell table:formula="of:=SUM([.A$4:.A51])" office:value-type="float" office:value="31.7577254342446">
            <text:p>31,7577254342</text:p>
          </table:table-cell>
          <table:table-cell table:formula="of:=SIN([.$I$4]*[.B52]/2)*SIN([.$I$4]*([.B51])/2)/SIN([.$I$4]/2)" office:value-type="float" office:value="31.7577254342446">
            <text:p>31,7577254342</text:p>
          </table:table-cell>
          <table:table-cell table:number-columns-repeated="5"/>
        </table:table-row>
        <table:table-row table:style-name="ro1">
          <table:table-cell table:formula="of:=SIN([.$I$4]*[.B52])" office:value-type="float" office:value="0.0627905195293131">
            <text:p>0,0627905195</text:p>
          </table:table-cell>
          <table:table-cell office:value-type="float" office:value="49">
            <text:p>49</text:p>
          </table:table-cell>
          <table:table-cell table:formula="of:=SIN([.$I$4])*POWER((1-(2*COS([.$I$4]))) ;[.B52])/(1-2*COS([.$I$4]))" office:value-type="float" office:value="0.0519351194675143">
            <text:p>0,0519351195</text:p>
          </table:table-cell>
          <table:table-cell table:formula="of:=SUM([.A$4:.A52])" office:value-type="float" office:value="31.820515953774">
            <text:p>31,8205159538</text:p>
          </table:table-cell>
          <table:table-cell table:formula="of:=SIN([.$I$4]*[.B53]/2)*SIN([.$I$4]*([.B52])/2)/SIN([.$I$4]/2)" office:value-type="float" office:value="31.820515953774">
            <text:p>31,8205159538</text:p>
          </table:table-cell>
          <table:table-cell table:number-columns-repeated="5"/>
        </table:table-row>
        <table:table-row table:style-name="ro1">
          <table:table-cell table:formula="of:=SIN([.$I$4]*[.B53])" office:value-type="float" office:value="-3.21624529935327E-016">
            <text:p>-3,21624529935327E-016</text:p>
          </table:table-cell>
          <table:table-cell office:value-type="float" office:value="50">
            <text:p>50</text:p>
          </table:table-cell>
          <table:table-cell table:formula="of:=SIN([.$I$4])*POWER((1-(2*COS([.$I$4]))) ;[.B53])/(1-2*COS([.$I$4]))" office:value-type="float" office:value="-0.0517301552778752">
            <text:p>-0,0517301553</text:p>
          </table:table-cell>
          <table:table-cell table:formula="of:=SUM([.A$4:.A53])" office:value-type="float" office:value="31.820515953774">
            <text:p>31,8205159538</text:p>
          </table:table-cell>
          <table:table-cell table:formula="of:=SIN([.$I$4]*[.B54]/2)*SIN([.$I$4]*([.B53])/2)/SIN([.$I$4]/2)" office:value-type="float" office:value="31.820515953774">
            <text:p>31,8205159538</text:p>
          </table:table-cell>
          <table:table-cell table:number-columns-repeated="5"/>
        </table:table-row>
        <table:table-row table:style-name="ro1">
          <table:table-cell table:formula="of:=SIN([.$I$4]*[.B54])" office:value-type="float" office:value="-0.0627905195293133">
            <text:p>-0,0627905195</text:p>
          </table:table-cell>
          <table:table-cell office:value-type="float" office:value="51">
            <text:p>51</text:p>
          </table:table-cell>
          <table:table-cell table:formula="of:=SIN([.$I$4])*POWER((1-(2*COS([.$I$4]))) ;[.B54])/(1-2*COS([.$I$4]))" office:value-type="float" office:value="0.0515259999882533">
            <text:p>0,051526</text:p>
          </table:table-cell>
          <table:table-cell table:formula="of:=SUM([.A$4:.A54])" office:value-type="float" office:value="31.7577254342446">
            <text:p>31,7577254342</text:p>
          </table:table-cell>
          <table:table-cell table:formula="of:=SIN([.$I$4]*[.B55]/2)*SIN([.$I$4]*([.B54])/2)/SIN([.$I$4]/2)" office:value-type="float" office:value="31.7577254342446">
            <text:p>31,7577254342</text:p>
          </table:table-cell>
          <table:table-cell table:number-columns-repeated="5"/>
        </table:table-row>
        <table:table-row table:style-name="ro1">
          <table:table-cell table:formula="of:=SIN([.$I$4]*[.B55])" office:value-type="float" office:value="-0.125333233564304">
            <text:p>-0,1253332336</text:p>
          </table:table-cell>
          <table:table-cell office:value-type="float" office:value="52">
            <text:p>52</text:p>
          </table:table-cell>
          <table:table-cell table:formula="of:=SIN([.$I$4])*POWER((1-(2*COS([.$I$4]))) ;[.B55])/(1-2*COS([.$I$4]))" office:value-type="float" office:value="-0.0513226504062899">
            <text:p>-0,0513226504</text:p>
          </table:table-cell>
          <table:table-cell table:formula="of:=SUM([.A$4:.A55])" office:value-type="float" office:value="31.6323922006803">
            <text:p>31,6323922007</text:p>
          </table:table-cell>
          <table:table-cell table:formula="of:=SIN([.$I$4]*[.B56]/2)*SIN([.$I$4]*([.B55])/2)/SIN([.$I$4]/2)" office:value-type="float" office:value="31.6323922006803">
            <text:p>31,6323922007</text:p>
          </table:table-cell>
          <table:table-cell table:number-columns-repeated="5"/>
        </table:table-row>
        <table:table-row table:style-name="ro1">
          <table:table-cell table:formula="of:=SIN([.$I$4]*[.B56])" office:value-type="float" office:value="-0.187381314585725">
            <text:p>-0,1873813146</text:p>
          </table:table-cell>
          <table:table-cell office:value-type="float" office:value="53">
            <text:p>53</text:p>
          </table:table-cell>
          <table:table-cell table:formula="of:=SIN([.$I$4])*POWER((1-(2*COS([.$I$4]))) ;[.B56])/(1-2*COS([.$I$4]))" office:value-type="float" office:value="0.0511201033522249">
            <text:p>0,0511201034</text:p>
          </table:table-cell>
          <table:table-cell table:formula="of:=SUM([.A$4:.A56])" office:value-type="float" office:value="31.4450108860946">
            <text:p>31,4450108861</text:p>
          </table:table-cell>
          <table:table-cell table:formula="of:=SIN([.$I$4]*[.B57]/2)*SIN([.$I$4]*([.B56])/2)/SIN([.$I$4]/2)" office:value-type="float" office:value="31.4450108860946">
            <text:p>31,4450108861</text:p>
          </table:table-cell>
          <table:table-cell table:number-columns-repeated="5"/>
        </table:table-row>
        <table:table-row table:style-name="ro1">
          <table:table-cell table:formula="of:=SIN([.$I$4]*[.B57])" office:value-type="float" office:value="-0.248689887164855">
            <text:p>-0,2486898872</text:p>
          </table:table-cell>
          <table:table-cell office:value-type="float" office:value="54">
            <text:p>54</text:p>
          </table:table-cell>
          <table:table-cell table:formula="of:=SIN([.$I$4])*POWER((1-(2*COS([.$I$4]))) ;[.B57])/(1-2*COS([.$I$4]))" office:value-type="float" office:value="-0.0509183556588474">
            <text:p>-0,0509183557</text:p>
          </table:table-cell>
          <table:table-cell table:formula="of:=SUM([.A$4:.A57])" office:value-type="float" office:value="31.1963209989298">
            <text:p>31,1963209989</text:p>
          </table:table-cell>
          <table:table-cell table:formula="of:=SIN([.$I$4]*[.B58]/2)*SIN([.$I$4]*([.B57])/2)/SIN([.$I$4]/2)" office:value-type="float" office:value="31.1963209989298">
            <text:p>31,1963209989</text:p>
          </table:table-cell>
          <table:table-cell table:number-columns-repeated="5"/>
        </table:table-row>
        <table:table-row table:style-name="ro1">
          <table:table-cell table:formula="of:=SIN([.$I$4]*[.B58])" office:value-type="float" office:value="-0.309016994374948">
            <text:p>-0,3090169944</text:p>
          </table:table-cell>
          <table:table-cell office:value-type="float" office:value="55">
            <text:p>55</text:p>
          </table:table-cell>
          <table:table-cell table:formula="of:=SIN([.$I$4])*POWER((1-(2*COS([.$I$4]))) ;[.B58])/(1-2*COS([.$I$4]))" office:value-type="float" office:value="0.0507174041714459">
            <text:p>0,0507174042</text:p>
          </table:table-cell>
          <table:table-cell table:formula="of:=SUM([.A$4:.A58])" office:value-type="float" office:value="30.8873040045548">
            <text:p>30,8873040046</text:p>
          </table:table-cell>
          <table:table-cell table:formula="of:=SIN([.$I$4]*[.B59]/2)*SIN([.$I$4]*([.B58])/2)/SIN([.$I$4]/2)" office:value-type="float" office:value="30.8873040045548">
            <text:p>30,8873040046</text:p>
          </table:table-cell>
          <table:table-cell table:number-columns-repeated="5"/>
        </table:table-row>
        <table:table-row table:style-name="ro1">
          <table:table-cell table:formula="of:=SIN([.$I$4]*[.B59])" office:value-type="float" office:value="-0.368124552684678">
            <text:p>-0,3681245527</text:p>
          </table:table-cell>
          <table:table-cell office:value-type="float" office:value="56">
            <text:p>56</text:p>
          </table:table-cell>
          <table:table-cell table:formula="of:=SIN([.$I$4])*POWER((1-(2*COS([.$I$4]))) ;[.B59])/(1-2*COS([.$I$4]))" office:value-type="float" office:value="-0.0505172457477591">
            <text:p>-0,0505172457</text:p>
          </table:table-cell>
          <table:table-cell table:formula="of:=SUM([.A$4:.A59])" office:value-type="float" office:value="30.5191794518701">
            <text:p>30,5191794519</text:p>
          </table:table-cell>
          <table:table-cell table:formula="of:=SIN([.$I$4]*[.B60]/2)*SIN([.$I$4]*([.B59])/2)/SIN([.$I$4]/2)" office:value-type="float" office:value="30.5191794518701">
            <text:p>30,5191794519</text:p>
          </table:table-cell>
          <table:table-cell table:number-columns-repeated="5"/>
        </table:table-row>
        <table:table-row table:style-name="ro1">
          <table:table-cell table:formula="of:=SIN([.$I$4]*[.B60])" office:value-type="float" office:value="-0.425779291565073">
            <text:p>-0,4257792916</text:p>
          </table:table-cell>
          <table:table-cell office:value-type="float" office:value="57">
            <text:p>57</text:p>
          </table:table-cell>
          <table:table-cell table:formula="of:=SIN([.$I$4])*POWER((1-(2*COS([.$I$4]))) ;[.B60])/(1-2*COS([.$I$4]))" office:value-type="float" office:value="0.050317877257927">
            <text:p>0,0503178773</text:p>
          </table:table-cell>
          <table:table-cell table:formula="of:=SUM([.A$4:.A60])" office:value-type="float" office:value="30.0934001603051">
            <text:p>30,0934001603</text:p>
          </table:table-cell>
          <table:table-cell table:formula="of:=SIN([.$I$4]*[.B61]/2)*SIN([.$I$4]*([.B60])/2)/SIN([.$I$4]/2)" office:value-type="float" office:value="30.0934001603051">
            <text:p>30,0934001603</text:p>
          </table:table-cell>
          <table:table-cell table:number-columns-repeated="5"/>
        </table:table-row>
        <table:table-row table:style-name="ro1">
          <table:table-cell table:formula="of:=SIN([.$I$4]*[.B61])" office:value-type="float" office:value="-0.481753674101715">
            <text:p>-0,4817536741</text:p>
          </table:table-cell>
          <table:table-cell office:value-type="float" office:value="58">
            <text:p>58</text:p>
          </table:table-cell>
          <table:table-cell table:formula="of:=SIN([.$I$4])*POWER((1-(2*COS([.$I$4]))) ;[.B61])/(1-2*COS([.$I$4]))" office:value-type="float" office:value="-0.0501192955844414">
            <text:p>-0,0501192956</text:p>
          </table:table-cell>
          <table:table-cell table:formula="of:=SUM([.A$4:.A61])" office:value-type="float" office:value="29.6116464862033">
            <text:p>29,6116464862</text:p>
          </table:table-cell>
          <table:table-cell table:formula="of:=SIN([.$I$4]*[.B62]/2)*SIN([.$I$4]*([.B61])/2)/SIN([.$I$4]/2)" office:value-type="float" office:value="29.6116464862033">
            <text:p>29,6116464862</text:p>
          </table:table-cell>
          <table:table-cell table:number-columns-repeated="5"/>
        </table:table-row>
        <table:table-row table:style-name="ro1">
          <table:table-cell table:formula="of:=SIN([.$I$4]*[.B62])" office:value-type="float" office:value="-0.535826794978997">
            <text:p>-0,535826795</text:p>
          </table:table-cell>
          <table:table-cell office:value-type="float" office:value="59">
            <text:p>59</text:p>
          </table:table-cell>
          <table:table-cell table:formula="of:=SIN([.$I$4])*POWER((1-(2*COS([.$I$4]))) ;[.B62])/(1-2*COS([.$I$4]))" office:value-type="float" office:value="0.0499214976220977">
            <text:p>0,0499214976</text:p>
          </table:table-cell>
          <table:table-cell table:formula="of:=SUM([.A$4:.A62])" office:value-type="float" office:value="29.0758196912243">
            <text:p>29,0758196912</text:p>
          </table:table-cell>
          <table:table-cell table:formula="of:=SIN([.$I$4]*[.B63]/2)*SIN([.$I$4]*([.B62])/2)/SIN([.$I$4]/2)" office:value-type="float" office:value="29.0758196912243">
            <text:p>29,0758196912</text:p>
          </table:table-cell>
          <table:table-cell table:number-columns-repeated="5"/>
        </table:table-row>
        <table:table-row table:style-name="ro1">
          <table:table-cell table:formula="of:=SIN([.$I$4]*[.B63])" office:value-type="float" office:value="-0.587785252292473">
            <text:p>-0,5877852523</text:p>
          </table:table-cell>
          <table:table-cell office:value-type="float" office:value="60">
            <text:p>60</text:p>
          </table:table-cell>
          <table:table-cell table:formula="of:=SIN([.$I$4])*POWER((1-(2*COS([.$I$4]))) ;[.B63])/(1-2*COS([.$I$4]))" office:value-type="float" office:value="-0.0497244802779462">
            <text:p>-0,0497244803</text:p>
          </table:table-cell>
          <table:table-cell table:formula="of:=SUM([.A$4:.A63])" office:value-type="float" office:value="28.4880344389319">
            <text:p>28,4880344389</text:p>
          </table:table-cell>
          <table:table-cell table:formula="of:=SIN([.$I$4]*[.B64]/2)*SIN([.$I$4]*([.B63])/2)/SIN([.$I$4]/2)" office:value-type="float" office:value="28.4880344389319">
            <text:p>28,4880344389</text:p>
          </table:table-cell>
          <table:table-cell table:number-columns-repeated="5"/>
        </table:table-row>
        <table:table-row table:style-name="ro1">
          <table:table-cell table:formula="of:=SIN([.$I$4]*[.B64])" office:value-type="float" office:value="-0.63742398974869">
            <text:p>-0,6374239897</text:p>
          </table:table-cell>
          <table:table-cell office:value-type="float" office:value="61">
            <text:p>61</text:p>
          </table:table-cell>
          <table:table-cell table:formula="of:=SIN([.$I$4])*POWER((1-(2*COS([.$I$4]))) ;[.B64])/(1-2*COS([.$I$4]))" office:value-type="float" office:value="0.0495282404712433">
            <text:p>0,0495282405</text:p>
          </table:table-cell>
          <table:table-cell table:formula="of:=SUM([.A$4:.A64])" office:value-type="float" office:value="27.8506104491832">
            <text:p>27,8506104492</text:p>
          </table:table-cell>
          <table:table-cell table:formula="of:=SIN([.$I$4]*[.B65]/2)*SIN([.$I$4]*([.B64])/2)/SIN([.$I$4]/2)" office:value-type="float" office:value="27.8506104491832">
            <text:p>27,8506104492</text:p>
          </table:table-cell>
          <table:table-cell table:number-columns-repeated="5"/>
        </table:table-row>
        <table:table-row table:style-name="ro1">
          <table:table-cell table:formula="of:=SIN([.$I$4]*[.B65])" office:value-type="float" office:value="-0.684547105928689">
            <text:p>-0,6845471059</text:p>
          </table:table-cell>
          <table:table-cell office:value-type="float" office:value="62">
            <text:p>62</text:p>
          </table:table-cell>
          <table:table-cell table:formula="of:=SIN([.$I$4])*POWER((1-(2*COS([.$I$4]))) ;[.B65])/(1-2*COS([.$I$4]))" office:value-type="float" office:value="-0.049332775133404">
            <text:p>-0,0493327751</text:p>
          </table:table-cell>
          <table:table-cell table:formula="of:=SUM([.A$4:.A65])" office:value-type="float" office:value="27.1660633432545">
            <text:p>27,1660633433</text:p>
          </table:table-cell>
          <table:table-cell table:formula="of:=SIN([.$I$4]*[.B66]/2)*SIN([.$I$4]*([.B65])/2)/SIN([.$I$4]/2)" office:value-type="float" office:value="27.1660633432545">
            <text:p>27,1660633433</text:p>
          </table:table-cell>
          <table:table-cell table:number-columns-repeated="5"/>
        </table:table-row>
        <table:table-row table:style-name="ro1">
          <table:table-cell table:formula="of:=SIN([.$I$4]*[.B66])" office:value-type="float" office:value="-0.728968627421412">
            <text:p>-0,7289686274</text:p>
          </table:table-cell>
          <table:table-cell office:value-type="float" office:value="63">
            <text:p>63</text:p>
          </table:table-cell>
          <table:table-cell table:formula="of:=SIN([.$I$4])*POWER((1-(2*COS([.$I$4]))) ;[.B66])/(1-2*COS([.$I$4]))" office:value-type="float" office:value="0.0491380812079536">
            <text:p>0,0491380812</text:p>
          </table:table-cell>
          <table:table-cell table:formula="of:=SUM([.A$4:.A66])" office:value-type="float" office:value="26.4370947158331">
            <text:p>26,4370947158</text:p>
          </table:table-cell>
          <table:table-cell table:formula="of:=SIN([.$I$4]*[.B67]/2)*SIN([.$I$4]*([.B66])/2)/SIN([.$I$4]/2)" office:value-type="float" office:value="26.4370947158331">
            <text:p>26,4370947158</text:p>
          </table:table-cell>
          <table:table-cell table:number-columns-repeated="5"/>
        </table:table-row>
        <table:table-row table:style-name="ro1">
          <table:table-cell table:formula="of:=SIN([.$I$4]*[.B67])" office:value-type="float" office:value="-0.770513242775789">
            <text:p>-0,7705132428</text:p>
          </table:table-cell>
          <table:table-cell office:value-type="float" office:value="64">
            <text:p>64</text:p>
          </table:table-cell>
          <table:table-cell table:formula="of:=SIN([.$I$4])*POWER((1-(2*COS([.$I$4]))) ;[.B67])/(1-2*COS([.$I$4]))" office:value-type="float" office:value="-0.0489441556504797">
            <text:p>-0,0489441557</text:p>
          </table:table-cell>
          <table:table-cell table:formula="of:=SUM([.A$4:.A67])" office:value-type="float" office:value="25.6665814730573">
            <text:p>25,6665814731</text:p>
          </table:table-cell>
          <table:table-cell table:formula="of:=SIN([.$I$4]*[.B68]/2)*SIN([.$I$4]*([.B67])/2)/SIN([.$I$4]/2)" office:value-type="float" office:value="25.6665814730573">
            <text:p>25,6665814731</text:p>
          </table:table-cell>
          <table:table-cell table:number-columns-repeated="5"/>
        </table:table-row>
        <table:table-row table:style-name="ro1">
          <table:table-cell table:formula="of:=SIN([.$I$4]*[.B68])" office:value-type="float" office:value="-0.809016994374947">
            <text:p>-0,8090169944</text:p>
          </table:table-cell>
          <table:table-cell office:value-type="float" office:value="65">
            <text:p>65</text:p>
          </table:table-cell>
          <table:table-cell table:formula="of:=SIN([.$I$4])*POWER((1-(2*COS([.$I$4]))) ;[.B68])/(1-2*COS([.$I$4]))" office:value-type="float" office:value="0.048750995428585">
            <text:p>0,0487509954</text:p>
          </table:table-cell>
          <table:table-cell table:formula="of:=SUM([.A$4:.A68])" office:value-type="float" office:value="24.8575644786823">
            <text:p>24,8575644787</text:p>
          </table:table-cell>
          <table:table-cell table:formula="of:=SIN([.$I$4]*[.B69]/2)*SIN([.$I$4]*([.B68])/2)/SIN([.$I$4]/2)" office:value-type="float" office:value="24.8575644786823">
            <text:p>24,8575644787</text:p>
          </table:table-cell>
          <table:table-cell table:number-columns-repeated="5"/>
        </table:table-row>
        <table:table-row table:style-name="ro1">
          <table:table-cell table:formula="of:=SIN([.$I$4]*[.B69])" office:value-type="float" office:value="-0.844327925502015">
            <text:p>-0,8443279255</text:p>
          </table:table-cell>
          <table:table-cell office:value-type="float" office:value="66">
            <text:p>66</text:p>
          </table:table-cell>
          <table:table-cell table:formula="of:=SIN([.$I$4])*POWER((1-(2*COS([.$I$4]))) ;[.B69])/(1-2*COS([.$I$4]))" office:value-type="float" office:value="-0.0485585975218396">
            <text:p>-0,0485585975</text:p>
          </table:table-cell>
          <table:table-cell table:formula="of:=SUM([.A$4:.A69])" office:value-type="float" office:value="24.0132365531803">
            <text:p>24,0132365532</text:p>
          </table:table-cell>
          <table:table-cell table:formula="of:=SIN([.$I$4]*[.B70]/2)*SIN([.$I$4]*([.B69])/2)/SIN([.$I$4]/2)" office:value-type="float" office:value="24.0132365531803">
            <text:p>24,0132365532</text:p>
          </table:table-cell>
          <table:table-cell table:number-columns-repeated="5"/>
        </table:table-row>
        <table:table-row table:style-name="ro1">
          <table:table-cell table:formula="of:=SIN([.$I$4]*[.B70])" office:value-type="float" office:value="-0.876306680043864">
            <text:p>-0,87630668</text:p>
          </table:table-cell>
          <table:table-cell office:value-type="float" office:value="67">
            <text:p>67</text:p>
          </table:table-cell>
          <table:table-cell table:formula="of:=SIN([.$I$4])*POWER((1-(2*COS([.$I$4]))) ;[.B70])/(1-2*COS([.$I$4]))" office:value-type="float" office:value="0.0483669589217339">
            <text:p>0,0483669589</text:p>
          </table:table-cell>
          <table:table-cell table:formula="of:=SUM([.A$4:.A70])" office:value-type="float" office:value="23.1369298731365">
            <text:p>23,1369298731</text:p>
          </table:table-cell>
          <table:table-cell table:formula="of:=SIN([.$I$4]*[.B71]/2)*SIN([.$I$4]*([.B70])/2)/SIN([.$I$4]/2)" office:value-type="float" office:value="23.1369298731365">
            <text:p>23,1369298731</text:p>
          </table:table-cell>
          <table:table-cell table:number-columns-repeated="5"/>
        </table:table-row>
        <table:table-row table:style-name="ro1">
          <table:table-cell table:formula="of:=SIN([.$I$4]*[.B71])" office:value-type="float" office:value="-0.90482705246602">
            <text:p>-0,9048270525</text:p>
          </table:table-cell>
          <table:table-cell office:value-type="float" office:value="68">
            <text:p>68</text:p>
          </table:table-cell>
          <table:table-cell table:formula="of:=SIN([.$I$4])*POWER((1-(2*COS([.$I$4]))) ;[.B71])/(1-2*COS([.$I$4]))" office:value-type="float" office:value="-0.0481760766316315">
            <text:p>-0,0481760766</text:p>
          </table:table-cell>
          <table:table-cell table:formula="of:=SUM([.A$4:.A71])" office:value-type="float" office:value="22.2321028206705">
            <text:p>22,2321028207</text:p>
          </table:table-cell>
          <table:table-cell table:formula="of:=SIN([.$I$4]*[.B72]/2)*SIN([.$I$4]*([.B71])/2)/SIN([.$I$4]/2)" office:value-type="float" office:value="22.2321028206704">
            <text:p>22,2321028207</text:p>
          </table:table-cell>
          <table:table-cell table:number-columns-repeated="5"/>
        </table:table-row>
        <table:table-row table:style-name="ro1">
          <table:table-cell table:formula="of:=SIN([.$I$4]*[.B72])" office:value-type="float" office:value="-0.929776485888251">
            <text:p>-0,9297764859</text:p>
          </table:table-cell>
          <table:table-cell office:value-type="float" office:value="69">
            <text:p>69</text:p>
          </table:table-cell>
          <table:table-cell table:formula="of:=SIN([.$I$4])*POWER((1-(2*COS([.$I$4]))) ;[.B72])/(1-2*COS([.$I$4]))" office:value-type="float" office:value="0.0479859476667223">
            <text:p>0,0479859477</text:p>
          </table:table-cell>
          <table:table-cell table:formula="of:=SUM([.A$4:.A72])" office:value-type="float" office:value="21.3023263347822">
            <text:p>21,3023263348</text:p>
          </table:table-cell>
          <table:table-cell table:formula="of:=SIN([.$I$4]*[.B73]/2)*SIN([.$I$4]*([.B72])/2)/SIN([.$I$4]/2)" office:value-type="float" office:value="21.3023263347822">
            <text:p>21,3023263348</text:p>
          </table:table-cell>
          <table:table-cell table:number-columns-repeated="5"/>
        </table:table-row>
        <table:table-row table:style-name="ro1">
          <table:table-cell table:formula="of:=SIN([.$I$4]*[.B73])" office:value-type="float" office:value="-0.951056516295153">
            <text:p>-0,9510565163</text:p>
          </table:table-cell>
          <table:table-cell office:value-type="float" office:value="70">
            <text:p>70</text:p>
          </table:table-cell>
          <table:table-cell table:formula="of:=SIN([.$I$4])*POWER((1-(2*COS([.$I$4]))) ;[.B73])/(1-2*COS([.$I$4]))" office:value-type="float" office:value="-0.0477965690539759">
            <text:p>-0,0477965691</text:p>
          </table:table-cell>
          <table:table-cell table:formula="of:=SUM([.A$4:.A73])" office:value-type="float" office:value="20.351269818487">
            <text:p>20,3512698185</text:p>
          </table:table-cell>
          <table:table-cell table:formula="of:=SIN([.$I$4]*[.B74]/2)*SIN([.$I$4]*([.B73])/2)/SIN([.$I$4]/2)" office:value-type="float" office:value="20.351269818487">
            <text:p>20,3512698185</text:p>
          </table:table-cell>
          <table:table-cell table:number-columns-repeated="5"/>
        </table:table-row>
        <table:table-row table:style-name="ro1">
          <table:table-cell table:formula="of:=SIN([.$I$4]*[.B74])" office:value-type="float" office:value="-0.968583161128631">
            <text:p>-0,9685831611</text:p>
          </table:table-cell>
          <table:table-cell office:value-type="float" office:value="71">
            <text:p>71</text:p>
          </table:table-cell>
          <table:table-cell table:formula="of:=SIN([.$I$4])*POWER((1-(2*COS([.$I$4]))) ;[.B74])/(1-2*COS([.$I$4]))" office:value-type="float" office:value="0.0476079378320952">
            <text:p>0,0476079378</text:p>
          </table:table-cell>
          <table:table-cell table:formula="of:=SUM([.A$4:.A74])" office:value-type="float" office:value="19.3826866573584">
            <text:p>19,3826866574</text:p>
          </table:table-cell>
          <table:table-cell table:formula="of:=SIN([.$I$4]*[.B75]/2)*SIN([.$I$4]*([.B74])/2)/SIN([.$I$4]/2)" office:value-type="float" office:value="19.3826866573584">
            <text:p>19,3826866574</text:p>
          </table:table-cell>
          <table:table-cell table:number-columns-repeated="5"/>
        </table:table-row>
        <table:table-row table:style-name="ro1">
          <table:table-cell table:formula="of:=SIN([.$I$4]*[.B75])" office:value-type="float" office:value="-0.982287250728689">
            <text:p>-0,9822872507</text:p>
          </table:table-cell>
          <table:table-cell office:value-type="float" office:value="72">
            <text:p>72</text:p>
          </table:table-cell>
          <table:table-cell table:formula="of:=SIN([.$I$4])*POWER((1-(2*COS([.$I$4]))) ;[.B75])/(1-2*COS([.$I$4]))" office:value-type="float" office:value="-0.0474200510514698">
            <text:p>-0,0474200511</text:p>
          </table:table-cell>
          <table:table-cell table:formula="of:=SUM([.A$4:.A75])" office:value-type="float" office:value="18.4003994066297">
            <text:p>18,4003994066</text:p>
          </table:table-cell>
          <table:table-cell table:formula="of:=SIN([.$I$4]*[.B76]/2)*SIN([.$I$4]*([.B75])/2)/SIN([.$I$4]/2)" office:value-type="float" office:value="18.4003994066297">
            <text:p>18,4003994066</text:p>
          </table:table-cell>
          <table:table-cell table:number-columns-repeated="5"/>
        </table:table-row>
        <table:table-row table:style-name="ro1">
          <table:table-cell table:formula="of:=SIN([.$I$4]*[.B76])" office:value-type="float" office:value="-0.992114701314478">
            <text:p>-0,9921147013</text:p>
          </table:table-cell>
          <table:table-cell office:value-type="float" office:value="73">
            <text:p>73</text:p>
          </table:table-cell>
          <table:table-cell table:formula="of:=SIN([.$I$4])*POWER((1-(2*COS([.$I$4]))) ;[.B76])/(1-2*COS([.$I$4]))" office:value-type="float" office:value="0.0472329057741302">
            <text:p>0,0472329058</text:p>
          </table:table-cell>
          <table:table-cell table:formula="of:=SUM([.A$4:.A76])" office:value-type="float" office:value="17.4082847053152">
            <text:p>17,4082847053</text:p>
          </table:table-cell>
          <table:table-cell table:formula="of:=SIN([.$I$4]*[.B77]/2)*SIN([.$I$4]*([.B76])/2)/SIN([.$I$4]/2)" office:value-type="float" office:value="17.4082847053152">
            <text:p>17,4082847053</text:p>
          </table:table-cell>
          <table:table-cell table:number-columns-repeated="5"/>
        </table:table-row>
        <table:table-row table:style-name="ro1">
          <table:table-cell table:formula="of:=SIN([.$I$4]*[.B77])" office:value-type="float" office:value="-0.998026728428271">
            <text:p>-0,9980267284</text:p>
          </table:table-cell>
          <table:table-cell office:value-type="float" office:value="74">
            <text:p>74</text:p>
          </table:table-cell>
          <table:table-cell table:formula="of:=SIN([.$I$4])*POWER((1-(2*COS([.$I$4]))) ;[.B77])/(1-2*COS([.$I$4]))" office:value-type="float" office:value="-0.0470464990737018">
            <text:p>-0,0470464991</text:p>
          </table:table-cell>
          <table:table-cell table:formula="of:=SUM([.A$4:.A77])" office:value-type="float" office:value="16.410257976887">
            <text:p>16,4102579769</text:p>
          </table:table-cell>
          <table:table-cell table:formula="of:=SIN([.$I$4]*[.B78]/2)*SIN([.$I$4]*([.B77])/2)/SIN([.$I$4]/2)" office:value-type="float" office:value="16.410257976887">
            <text:p>16,4102579769</text:p>
          </table:table-cell>
          <table:table-cell table:number-columns-repeated="5"/>
        </table:table-row>
        <table:table-row table:style-name="ro1">
          <table:table-cell table:formula="of:=SIN([.$I$4]*[.B78])" office:value-type="float" office:value="-1">
            <text:p>-1</text:p>
          </table:table-cell>
          <table:table-cell office:value-type="float" office:value="75">
            <text:p>75</text:p>
          </table:table-cell>
          <table:table-cell table:formula="of:=SIN([.$I$4])*POWER((1-(2*COS([.$I$4]))) ;[.B78])/(1-2*COS([.$I$4]))" office:value-type="float" office:value="0.0468608280353588">
            <text:p>0,046860828</text:p>
          </table:table-cell>
          <table:table-cell table:formula="of:=SUM([.A$4:.A78])" office:value-type="float" office:value="15.410257976887">
            <text:p>15,4102579769</text:p>
          </table:table-cell>
          <table:table-cell table:formula="of:=SIN([.$I$4]*[.B79]/2)*SIN([.$I$4]*([.B78])/2)/SIN([.$I$4]/2)" office:value-type="float" office:value="15.410257976887">
            <text:p>15,4102579769</text:p>
          </table:table-cell>
          <table:table-cell table:number-columns-repeated="5"/>
        </table:table-row>
        <table:table-row table:style-name="ro1">
          <table:table-cell table:formula="of:=SIN([.$I$4]*[.B79])" office:value-type="float" office:value="-0.998026728428271">
            <text:p>-0,9980267284</text:p>
          </table:table-cell>
          <table:table-cell office:value-type="float" office:value="76">
            <text:p>76</text:p>
          </table:table-cell>
          <table:table-cell table:formula="of:=SIN([.$I$4])*POWER((1-(2*COS([.$I$4]))) ;[.B79])/(1-2*COS([.$I$4]))" office:value-type="float" office:value="-0.0466758897557792">
            <text:p>-0,0466758898</text:p>
          </table:table-cell>
          <table:table-cell table:formula="of:=SUM([.A$4:.A79])" office:value-type="float" office:value="14.4122312484587">
            <text:p>14,4122312485</text:p>
          </table:table-cell>
          <table:table-cell table:formula="of:=SIN([.$I$4]*[.B80]/2)*SIN([.$I$4]*([.B79])/2)/SIN([.$I$4]/2)" office:value-type="float" office:value="14.4122312484587">
            <text:p>14,4122312485</text:p>
          </table:table-cell>
          <table:table-cell table:number-columns-repeated="5"/>
        </table:table-row>
        <table:table-row table:style-name="ro1">
          <table:table-cell table:formula="of:=SIN([.$I$4]*[.B80])" office:value-type="float" office:value="-0.992114701314478">
            <text:p>-0,9921147013</text:p>
          </table:table-cell>
          <table:table-cell office:value-type="float" office:value="77">
            <text:p>77</text:p>
          </table:table-cell>
          <table:table-cell table:formula="of:=SIN([.$I$4])*POWER((1-(2*COS([.$I$4]))) ;[.B80])/(1-2*COS([.$I$4]))" office:value-type="float" office:value="0.0464916813430987">
            <text:p>0,0464916813</text:p>
          </table:table-cell>
          <table:table-cell table:formula="of:=SUM([.A$4:.A80])" office:value-type="float" office:value="13.4201165471442">
            <text:p>13,4201165471</text:p>
          </table:table-cell>
          <table:table-cell table:formula="of:=SIN([.$I$4]*[.B81]/2)*SIN([.$I$4]*([.B80])/2)/SIN([.$I$4]/2)" office:value-type="float" office:value="13.4201165471442">
            <text:p>13,4201165471</text:p>
          </table:table-cell>
          <table:table-cell table:number-columns-repeated="5"/>
        </table:table-row>
        <table:table-row table:style-name="ro1">
          <table:table-cell table:formula="of:=SIN([.$I$4]*[.B81])" office:value-type="float" office:value="-0.982287250728689">
            <text:p>-0,9822872507</text:p>
          </table:table-cell>
          <table:table-cell office:value-type="float" office:value="78">
            <text:p>78</text:p>
          </table:table-cell>
          <table:table-cell table:formula="of:=SIN([.$I$4])*POWER((1-(2*COS([.$I$4]))) ;[.B81])/(1-2*COS([.$I$4]))" office:value-type="float" office:value="-0.0463081999168664">
            <text:p>-0,0463081999</text:p>
          </table:table-cell>
          <table:table-cell table:formula="of:=SUM([.A$4:.A81])" office:value-type="float" office:value="12.4378292964155">
            <text:p>12,4378292964</text:p>
          </table:table-cell>
          <table:table-cell table:formula="of:=SIN([.$I$4]*[.B82]/2)*SIN([.$I$4]*([.B81])/2)/SIN([.$I$4]/2)" office:value-type="float" office:value="12.4378292964155">
            <text:p>12,4378292964</text:p>
          </table:table-cell>
          <table:table-cell table:number-columns-repeated="5"/>
        </table:table-row>
        <table:table-row table:style-name="ro1">
          <table:table-cell table:formula="of:=SIN([.$I$4]*[.B82])" office:value-type="float" office:value="-0.968583161128631">
            <text:p>-0,9685831611</text:p>
          </table:table-cell>
          <table:table-cell office:value-type="float" office:value="79">
            <text:p>79</text:p>
          </table:table-cell>
          <table:table-cell table:formula="of:=SIN([.$I$4])*POWER((1-(2*COS([.$I$4]))) ;[.B82])/(1-2*COS([.$I$4]))" office:value-type="float" office:value="0.0461254426079986">
            <text:p>0,0461254426</text:p>
          </table:table-cell>
          <table:table-cell table:formula="of:=SUM([.A$4:.A82])" office:value-type="float" office:value="11.4692461352869">
            <text:p>11,4692461353</text:p>
          </table:table-cell>
          <table:table-cell table:formula="of:=SIN([.$I$4]*[.B83]/2)*SIN([.$I$4]*([.B82])/2)/SIN([.$I$4]/2)" office:value-type="float" office:value="11.4692461352869">
            <text:p>11,4692461353</text:p>
          </table:table-cell>
          <table:table-cell table:number-columns-repeated="5"/>
        </table:table-row>
        <table:table-row table:style-name="ro1">
          <table:table-cell table:formula="of:=SIN([.$I$4]*[.B83])" office:value-type="float" office:value="-0.951056516295154">
            <text:p>-0,9510565163</text:p>
          </table:table-cell>
          <table:table-cell office:value-type="float" office:value="80">
            <text:p>80</text:p>
          </table:table-cell>
          <table:table-cell table:formula="of:=SIN([.$I$4])*POWER((1-(2*COS([.$I$4]))) ;[.B83])/(1-2*COS([.$I$4]))" office:value-type="float" office:value="-0.0459434065587351">
            <text:p>-0,0459434066</text:p>
          </table:table-cell>
          <table:table-cell table:formula="of:=SUM([.A$4:.A83])" office:value-type="float" office:value="10.5181896189918">
            <text:p>10,518189619</text:p>
          </table:table-cell>
          <table:table-cell table:formula="of:=SIN([.$I$4]*[.B84]/2)*SIN([.$I$4]*([.B83])/2)/SIN([.$I$4]/2)" office:value-type="float" office:value="10.5181896189918">
            <text:p>10,518189619</text:p>
          </table:table-cell>
          <table:table-cell table:number-columns-repeated="5"/>
        </table:table-row>
        <table:table-row table:style-name="ro1">
          <table:table-cell table:formula="of:=SIN([.$I$4]*[.B84])" office:value-type="float" office:value="-0.929776485888251">
            <text:p>-0,9297764859</text:p>
          </table:table-cell>
          <table:table-cell office:value-type="float" office:value="81">
            <text:p>81</text:p>
          </table:table-cell>
          <table:table-cell table:formula="of:=SIN([.$I$4])*POWER((1-(2*COS([.$I$4]))) ;[.B84])/(1-2*COS([.$I$4]))" office:value-type="float" office:value="0.0457620889225937">
            <text:p>0,0457620889</text:p>
          </table:table-cell>
          <table:table-cell table:formula="of:=SUM([.A$4:.A84])" office:value-type="float" office:value="9.58841313310351">
            <text:p>9,5884131331</text:p>
          </table:table-cell>
          <table:table-cell table:formula="of:=SIN([.$I$4]*[.B85]/2)*SIN([.$I$4]*([.B84])/2)/SIN([.$I$4]/2)" office:value-type="float" office:value="9.5884131331035">
            <text:p>9,5884131331</text:p>
          </table:table-cell>
          <table:table-cell table:number-columns-repeated="5"/>
        </table:table-row>
        <table:table-row table:style-name="ro1">
          <table:table-cell table:formula="of:=SIN([.$I$4]*[.B85])" office:value-type="float" office:value="-0.90482705246602">
            <text:p>-0,9048270525</text:p>
          </table:table-cell>
          <table:table-cell office:value-type="float" office:value="82">
            <text:p>82</text:p>
          </table:table-cell>
          <table:table-cell table:formula="of:=SIN([.$I$4])*POWER((1-(2*COS([.$I$4]))) ;[.B85])/(1-2*COS([.$I$4]))" office:value-type="float" office:value="-0.0455814868643259">
            <text:p>-0,0455814869</text:p>
          </table:table-cell>
          <table:table-cell table:formula="of:=SUM([.A$4:.A85])" office:value-type="float" office:value="8.68358608063749">
            <text:p>8,6835860806</text:p>
          </table:table-cell>
          <table:table-cell table:formula="of:=SIN([.$I$4]*[.B86]/2)*SIN([.$I$4]*([.B85])/2)/SIN([.$I$4]/2)" office:value-type="float" office:value="8.68358608063748">
            <text:p>8,6835860806</text:p>
          </table:table-cell>
          <table:table-cell table:number-columns-repeated="5"/>
        </table:table-row>
        <table:table-row table:style-name="ro1">
          <table:table-cell table:formula="of:=SIN([.$I$4]*[.B86])" office:value-type="float" office:value="-0.876306680043863">
            <text:p>-0,87630668</text:p>
          </table:table-cell>
          <table:table-cell office:value-type="float" office:value="83">
            <text:p>83</text:p>
          </table:table-cell>
          <table:table-cell table:formula="of:=SIN([.$I$4])*POWER((1-(2*COS([.$I$4]))) ;[.B86])/(1-2*COS([.$I$4]))" office:value-type="float" office:value="0.045401597559873">
            <text:p>0,0454015976</text:p>
          </table:table-cell>
          <table:table-cell table:formula="of:=SUM([.A$4:.A86])" office:value-type="float" office:value="7.80727940059362">
            <text:p>7,8072794006</text:p>
          </table:table-cell>
          <table:table-cell table:formula="of:=SIN([.$I$4]*[.B87]/2)*SIN([.$I$4]*([.B86])/2)/SIN([.$I$4]/2)" office:value-type="float" office:value="7.80727940059362">
            <text:p>7,8072794006</text:p>
          </table:table-cell>
          <table:table-cell table:number-columns-repeated="5"/>
        </table:table-row>
        <table:table-row table:style-name="ro1">
          <table:table-cell table:formula="of:=SIN([.$I$4]*[.B87])" office:value-type="float" office:value="-0.844327925502015">
            <text:p>-0,8443279255</text:p>
          </table:table-cell>
          <table:table-cell office:value-type="float" office:value="84">
            <text:p>84</text:p>
          </table:table-cell>
          <table:table-cell table:formula="of:=SIN([.$I$4])*POWER((1-(2*COS([.$I$4]))) ;[.B87])/(1-2*COS([.$I$4]))" office:value-type="float" office:value="-0.0452224181963211">
            <text:p>-0,0452224182</text:p>
          </table:table-cell>
          <table:table-cell table:formula="of:=SUM([.A$4:.A87])" office:value-type="float" office:value="6.96295147509161">
            <text:p>6,9629514751</text:p>
          </table:table-cell>
          <table:table-cell table:formula="of:=SIN([.$I$4]*[.B88]/2)*SIN([.$I$4]*([.B87])/2)/SIN([.$I$4]/2)" office:value-type="float" office:value="6.9629514750916">
            <text:p>6,9629514751</text:p>
          </table:table-cell>
          <table:table-cell table:number-columns-repeated="5"/>
        </table:table-row>
        <table:table-row table:style-name="ro1">
          <table:table-cell table:formula="of:=SIN([.$I$4]*[.B88])" office:value-type="float" office:value="-0.809016994374947">
            <text:p>-0,8090169944</text:p>
          </table:table-cell>
          <table:table-cell office:value-type="float" office:value="85">
            <text:p>85</text:p>
          </table:table-cell>
          <table:table-cell table:formula="of:=SIN([.$I$4])*POWER((1-(2*COS([.$I$4]))) ;[.B88])/(1-2*COS([.$I$4]))" office:value-type="float" office:value="0.0450439459718578">
            <text:p>0,045043946</text:p>
          </table:table-cell>
          <table:table-cell table:formula="of:=SUM([.A$4:.A88])" office:value-type="float" office:value="6.15393448071666">
            <text:p>6,1539344807</text:p>
          </table:table-cell>
          <table:table-cell table:formula="of:=SIN([.$I$4]*[.B89]/2)*SIN([.$I$4]*([.B88])/2)/SIN([.$I$4]/2)" office:value-type="float" office:value="6.15393448071665">
            <text:p>6,1539344807</text:p>
          </table:table-cell>
          <table:table-cell table:number-columns-repeated="5"/>
        </table:table-row>
        <table:table-row table:style-name="ro1">
          <table:table-cell table:formula="of:=SIN([.$I$4]*[.B89])" office:value-type="float" office:value="-0.770513242775789">
            <text:p>-0,7705132428</text:p>
          </table:table-cell>
          <table:table-cell office:value-type="float" office:value="86">
            <text:p>86</text:p>
          </table:table-cell>
          <table:table-cell table:formula="of:=SIN([.$I$4])*POWER((1-(2*COS([.$I$4]))) ;[.B89])/(1-2*COS([.$I$4]))" office:value-type="float" office:value="-0.0448661780957284">
            <text:p>-0,0448661781</text:p>
          </table:table-cell>
          <table:table-cell table:formula="of:=SUM([.A$4:.A89])" office:value-type="float" office:value="5.38342123794087">
            <text:p>5,3834212379</text:p>
          </table:table-cell>
          <table:table-cell table:formula="of:=SIN([.$I$4]*[.B90]/2)*SIN([.$I$4]*([.B89])/2)/SIN([.$I$4]/2)" office:value-type="float" office:value="5.38342123794087">
            <text:p>5,3834212379</text:p>
          </table:table-cell>
          <table:table-cell table:number-columns-repeated="5"/>
        </table:table-row>
        <table:table-row table:style-name="ro1">
          <table:table-cell table:formula="of:=SIN([.$I$4]*[.B90])" office:value-type="float" office:value="-0.728968627421412">
            <text:p>-0,7289686274</text:p>
          </table:table-cell>
          <table:table-cell office:value-type="float" office:value="87">
            <text:p>87</text:p>
          </table:table-cell>
          <table:table-cell table:formula="of:=SIN([.$I$4])*POWER((1-(2*COS([.$I$4]))) ;[.B90])/(1-2*COS([.$I$4]))" office:value-type="float" office:value="0.0446891117881916">
            <text:p>0,0446891118</text:p>
          </table:table-cell>
          <table:table-cell table:formula="of:=SUM([.A$4:.A90])" office:value-type="float" office:value="4.65445261051946">
            <text:p>4,6544526105</text:p>
          </table:table-cell>
          <table:table-cell table:formula="of:=SIN([.$I$4]*[.B91]/2)*SIN([.$I$4]*([.B90])/2)/SIN([.$I$4]/2)" office:value-type="float" office:value="4.65445261051946">
            <text:p>4,6544526105</text:p>
          </table:table-cell>
          <table:table-cell table:number-columns-repeated="5"/>
        </table:table-row>
        <table:table-row table:style-name="ro1">
          <table:table-cell table:formula="of:=SIN([.$I$4]*[.B91])" office:value-type="float" office:value="-0.684547105928688">
            <text:p>-0,6845471059</text:p>
          </table:table-cell>
          <table:table-cell office:value-type="float" office:value="88">
            <text:p>88</text:p>
          </table:table-cell>
          <table:table-cell table:formula="of:=SIN([.$I$4])*POWER((1-(2*COS([.$I$4]))) ;[.B91])/(1-2*COS([.$I$4]))" office:value-type="float" office:value="-0.0445127442804767">
            <text:p>-0,0445127443</text:p>
          </table:table-cell>
          <table:table-cell table:formula="of:=SUM([.A$4:.A91])" office:value-type="float" office:value="3.96990550459077">
            <text:p>3,9699055046</text:p>
          </table:table-cell>
          <table:table-cell table:formula="of:=SIN([.$I$4]*[.B92]/2)*SIN([.$I$4]*([.B91])/2)/SIN([.$I$4]/2)" office:value-type="float" office:value="3.96990550459077">
            <text:p>3,9699055046</text:p>
          </table:table-cell>
          <table:table-cell table:number-columns-repeated="5"/>
        </table:table-row>
        <table:table-row table:style-name="ro1">
          <table:table-cell table:formula="of:=SIN([.$I$4]*[.B92])" office:value-type="float" office:value="-0.63742398974869">
            <text:p>-0,6374239897</text:p>
          </table:table-cell>
          <table:table-cell office:value-type="float" office:value="89">
            <text:p>89</text:p>
          </table:table-cell>
          <table:table-cell table:formula="of:=SIN([.$I$4])*POWER((1-(2*COS([.$I$4]))) ;[.B92])/(1-2*COS([.$I$4]))" office:value-type="float" office:value="0.0443370728147401">
            <text:p>0,0443370728</text:p>
          </table:table-cell>
          <table:table-cell table:formula="of:=SUM([.A$4:.A92])" office:value-type="float" office:value="3.33248151484208">
            <text:p>3,3324815148</text:p>
          </table:table-cell>
          <table:table-cell table:formula="of:=SIN([.$I$4]*[.B93]/2)*SIN([.$I$4]*([.B92])/2)/SIN([.$I$4]/2)" office:value-type="float" office:value="3.33248151484208">
            <text:p>3,3324815148</text:p>
          </table:table-cell>
          <table:table-cell table:number-columns-repeated="5"/>
        </table:table-row>
        <table:table-row table:style-name="ro1">
          <table:table-cell table:formula="of:=SIN([.$I$4]*[.B93])" office:value-type="float" office:value="-0.587785252292473">
            <text:p>-0,5877852523</text:p>
          </table:table-cell>
          <table:table-cell office:value-type="float" office:value="90">
            <text:p>90</text:p>
          </table:table-cell>
          <table:table-cell table:formula="of:=SIN([.$I$4])*POWER((1-(2*COS([.$I$4]))) ;[.B93])/(1-2*COS([.$I$4]))" office:value-type="float" office:value="-0.0441620946440222">
            <text:p>-0,0441620946</text:p>
          </table:table-cell>
          <table:table-cell table:formula="of:=SUM([.A$4:.A93])" office:value-type="float" office:value="2.74469626254961">
            <text:p>2,7446962625</text:p>
          </table:table-cell>
          <table:table-cell table:formula="of:=SIN([.$I$4]*[.B94]/2)*SIN([.$I$4]*([.B93])/2)/SIN([.$I$4]/2)" office:value-type="float" office:value="2.7446962625496">
            <text:p>2,7446962625</text:p>
          </table:table-cell>
          <table:table-cell table:number-columns-repeated="5"/>
        </table:table-row>
        <table:table-row table:style-name="ro1">
          <table:table-cell table:formula="of:=SIN([.$I$4]*[.B94])" office:value-type="float" office:value="-0.535826794978996">
            <text:p>-0,535826795</text:p>
          </table:table-cell>
          <table:table-cell office:value-type="float" office:value="91">
            <text:p>91</text:p>
          </table:table-cell>
          <table:table-cell table:formula="of:=SIN([.$I$4])*POWER((1-(2*COS([.$I$4]))) ;[.B94])/(1-2*COS([.$I$4]))" office:value-type="float" office:value="0.0439878070322041">
            <text:p>0,043987807</text:p>
          </table:table-cell>
          <table:table-cell table:formula="of:=SUM([.A$4:.A94])" office:value-type="float" office:value="2.20886946757061">
            <text:p>2,2088694676</text:p>
          </table:table-cell>
          <table:table-cell table:formula="of:=SIN([.$I$4]*[.B95]/2)*SIN([.$I$4]*([.B94])/2)/SIN([.$I$4]/2)" office:value-type="float" office:value="2.20886946757061">
            <text:p>2,2088694676</text:p>
          </table:table-cell>
          <table:table-cell table:number-columns-repeated="5"/>
        </table:table-row>
        <table:table-row table:style-name="ro1">
          <table:table-cell table:formula="of:=SIN([.$I$4]*[.B95])" office:value-type="float" office:value="-0.481753674101715">
            <text:p>-0,4817536741</text:p>
          </table:table-cell>
          <table:table-cell office:value-type="float" office:value="92">
            <text:p>92</text:p>
          </table:table-cell>
          <table:table-cell table:formula="of:=SIN([.$I$4])*POWER((1-(2*COS([.$I$4]))) ;[.B95])/(1-2*COS([.$I$4]))" office:value-type="float" office:value="-0.0438142072539655">
            <text:p>-0,0438142073</text:p>
          </table:table-cell>
          <table:table-cell table:formula="of:=SUM([.A$4:.A95])" office:value-type="float" office:value="1.7271157934689">
            <text:p>1,7271157935</text:p>
          </table:table-cell>
          <table:table-cell table:formula="of:=SIN([.$I$4]*[.B96]/2)*SIN([.$I$4]*([.B95])/2)/SIN([.$I$4]/2)" office:value-type="float" office:value="1.72711579346889">
            <text:p>1,7271157935</text:p>
          </table:table-cell>
          <table:table-cell table:number-columns-repeated="5"/>
        </table:table-row>
        <table:table-row table:style-name="ro1">
          <table:table-cell table:formula="of:=SIN([.$I$4]*[.B96])" office:value-type="float" office:value="-0.425779291565072">
            <text:p>-0,4257792916</text:p>
          </table:table-cell>
          <table:table-cell office:value-type="float" office:value="93">
            <text:p>93</text:p>
          </table:table-cell>
          <table:table-cell table:formula="of:=SIN([.$I$4])*POWER((1-(2*COS([.$I$4]))) ;[.B96])/(1-2*COS([.$I$4]))" office:value-type="float" office:value="0.0436412925947413">
            <text:p>0,0436412926</text:p>
          </table:table-cell>
          <table:table-cell table:formula="of:=SUM([.A$4:.A96])" office:value-type="float" office:value="1.30133650190383">
            <text:p>1,3013365019</text:p>
          </table:table-cell>
          <table:table-cell table:formula="of:=SIN([.$I$4]*[.B97]/2)*SIN([.$I$4]*([.B96])/2)/SIN([.$I$4]/2)" office:value-type="float" office:value="1.30133650190382">
            <text:p>1,3013365019</text:p>
          </table:table-cell>
          <table:table-cell table:number-columns-repeated="5"/>
        </table:table-row>
        <table:table-row table:style-name="ro1">
          <table:table-cell table:formula="of:=SIN([.$I$4]*[.B97])" office:value-type="float" office:value="-0.368124552684678">
            <text:p>-0,3681245527</text:p>
          </table:table-cell>
          <table:table-cell office:value-type="float" office:value="94">
            <text:p>94</text:p>
          </table:table-cell>
          <table:table-cell table:formula="of:=SIN([.$I$4])*POWER((1-(2*COS([.$I$4]))) ;[.B97])/(1-2*COS([.$I$4]))" office:value-type="float" office:value="-0.0434690603506799">
            <text:p>-0,0434690604</text:p>
          </table:table-cell>
          <table:table-cell table:formula="of:=SUM([.A$4:.A97])" office:value-type="float" office:value="0.933211949219148">
            <text:p>0,9332119492</text:p>
          </table:table-cell>
          <table:table-cell table:formula="of:=SIN([.$I$4]*[.B98]/2)*SIN([.$I$4]*([.B97])/2)/SIN([.$I$4]/2)" office:value-type="float" office:value="0.933211949219142">
            <text:p>0,9332119492</text:p>
          </table:table-cell>
          <table:table-cell table:number-columns-repeated="5"/>
        </table:table-row>
        <table:table-row table:style-name="ro1">
          <table:table-cell table:formula="of:=SIN([.$I$4]*[.B98])" office:value-type="float" office:value="-0.309016994374947">
            <text:p>-0,3090169944</text:p>
          </table:table-cell>
          <table:table-cell office:value-type="float" office:value="95">
            <text:p>95</text:p>
          </table:table-cell>
          <table:table-cell table:formula="of:=SIN([.$I$4])*POWER((1-(2*COS([.$I$4]))) ;[.B98])/(1-2*COS([.$I$4]))" office:value-type="float" office:value="0.0432975078286004">
            <text:p>0,0432975078</text:p>
          </table:table-cell>
          <table:table-cell table:formula="of:=SUM([.A$4:.A98])" office:value-type="float" office:value="0.624194954844201">
            <text:p>0,6241949548</text:p>
          </table:table-cell>
          <table:table-cell table:formula="of:=SIN([.$I$4]*[.B99]/2)*SIN([.$I$4]*([.B98])/2)/SIN([.$I$4]/2)" office:value-type="float" office:value="0.624194954844195">
            <text:p>0,6241949548</text:p>
          </table:table-cell>
          <table:table-cell table:number-columns-repeated="5"/>
        </table:table-row>
        <table:table-row table:style-name="ro1">
          <table:table-cell table:formula="of:=SIN([.$I$4]*[.B99])" office:value-type="float" office:value="-0.248689887164854">
            <text:p>-0,2486898872</text:p>
          </table:table-cell>
          <table:table-cell office:value-type="float" office:value="96">
            <text:p>96</text:p>
          </table:table-cell>
          <table:table-cell table:formula="of:=SIN([.$I$4])*POWER((1-(2*COS([.$I$4]))) ;[.B99])/(1-2*COS([.$I$4]))" office:value-type="float" office:value="-0.0431266323459507">
            <text:p>-0,0431266323</text:p>
          </table:table-cell>
          <table:table-cell table:formula="of:=SUM([.A$4:.A99])" office:value-type="float" office:value="0.375505067679347">
            <text:p>0,3755050677</text:p>
          </table:table-cell>
          <table:table-cell table:formula="of:=SIN([.$I$4]*[.B100]/2)*SIN([.$I$4]*([.B99])/2)/SIN([.$I$4]/2)" office:value-type="float" office:value="0.375505067679342">
            <text:p>0,3755050677</text:p>
          </table:table-cell>
          <table:table-cell table:number-columns-repeated="5"/>
        </table:table-row>
        <table:table-row table:style-name="ro1">
          <table:table-cell table:formula="of:=SIN([.$I$4]*[.B100])" office:value-type="float" office:value="-0.187381314585725">
            <text:p>-0,1873813146</text:p>
          </table:table-cell>
          <table:table-cell office:value-type="float" office:value="97">
            <text:p>97</text:p>
          </table:table-cell>
          <table:table-cell table:formula="of:=SIN([.$I$4])*POWER((1-(2*COS([.$I$4]))) ;[.B100])/(1-2*COS([.$I$4]))" office:value-type="float" office:value="0.0429564312307654">
            <text:p>0,0429564312</text:p>
          </table:table-cell>
          <table:table-cell table:formula="of:=SUM([.A$4:.A100])" office:value-type="float" office:value="0.188123753093622">
            <text:p>0,1881237531</text:p>
          </table:table-cell>
          <table:table-cell table:formula="of:=SIN([.$I$4]*[.B101]/2)*SIN([.$I$4]*([.B100])/2)/SIN([.$I$4]/2)" office:value-type="float" office:value="0.188123753093617">
            <text:p>0,1881237531</text:p>
          </table:table-cell>
          <table:table-cell table:number-columns-repeated="5"/>
        </table:table-row>
        <table:table-row table:style-name="ro1">
          <table:table-cell table:formula="of:=SIN([.$I$4]*[.B101])" office:value-type="float" office:value="-0.125333233564304">
            <text:p>-0,1253332336</text:p>
          </table:table-cell>
          <table:table-cell office:value-type="float" office:value="98">
            <text:p>98</text:p>
          </table:table-cell>
          <table:table-cell table:formula="of:=SIN([.$I$4])*POWER((1-(2*COS([.$I$4]))) ;[.B101])/(1-2*COS([.$I$4]))" office:value-type="float" office:value="-0.0427869018216243">
            <text:p>-0,0427869018</text:p>
          </table:table-cell>
          <table:table-cell table:formula="of:=SUM([.A$4:.A101])" office:value-type="float" office:value="0.0627905195293181">
            <text:p>0,0627905195</text:p>
          </table:table-cell>
          <table:table-cell table:formula="of:=SIN([.$I$4]*[.B102]/2)*SIN([.$I$4]*([.B101])/2)/SIN([.$I$4]/2)" office:value-type="float" office:value="0.062790519529313">
            <text:p>0,0627905195</text:p>
          </table:table-cell>
          <table:table-cell table:number-columns-repeated="5"/>
        </table:table-row>
        <table:table-row table:style-name="ro1">
          <table:table-cell table:formula="of:=SIN([.$I$4]*[.B102])" office:value-type="float" office:value="-0.0627905195293133">
            <text:p>-0,0627905195</text:p>
          </table:table-cell>
          <table:table-cell office:value-type="float" office:value="99">
            <text:p>99</text:p>
          </table:table-cell>
          <table:table-cell table:formula="of:=SIN([.$I$4])*POWER((1-(2*COS([.$I$4]))) ;[.B102])/(1-2*COS([.$I$4]))" office:value-type="float" office:value="0.0426180414676104">
            <text:p>0,0426180415</text:p>
          </table:table-cell>
          <table:table-cell table:formula="of:=SUM([.A$4:.A102])" office:value-type="float" office:value="4.82947015711943E-015">
            <text:p>4,82947015711943E-015</text:p>
          </table:table-cell>
          <table:table-cell table:formula="of:=SIN([.$I$4]*[.B103]/2)*SIN([.$I$4]*([.B102])/2)/SIN([.$I$4]/2)" office:value-type="float" office:value="-3.21624529935327E-016">
            <text:p>-3,21624529935327E-016</text:p>
          </table:table-cell>
          <table:table-cell table:number-columns-repeated="5"/>
        </table:table-row>
        <table:table-row table:style-name="ro1">
          <table:table-cell table:formula="of:=SIN([.$I$4]*[.B103])" office:value-type="float" office:value="6.43249059870655E-016">
            <text:p>6,43249059870655E-016</text:p>
          </table:table-cell>
          <table:table-cell office:value-type="float" office:value="100">
            <text:p>100</text:p>
          </table:table-cell>
          <table:table-cell table:formula="of:=SIN([.$I$4])*POWER((1-(2*COS([.$I$4]))) ;[.B103])/(1-2*COS([.$I$4]))" office:value-type="float" office:value="-0.0424498475282688">
            <text:p>-0,0424498475</text:p>
          </table:table-cell>
          <table:table-cell table:formula="of:=SUM([.A$4:.A103])" office:value-type="float" office:value="5.4678483962789E-015">
            <text:p>5,4678483962789E-015</text:p>
          </table:table-cell>
          <table:table-cell table:formula="of:=SIN([.$I$4]*[.B104]/2)*SIN([.$I$4]*([.B103])/2)/SIN([.$I$4]/2)" office:value-type="float" office:value="3.21624529935329E-016">
            <text:p>3,21624529935329E-016</text:p>
          </table:table-cell>
          <table:table-cell table:number-columns-repeated="5"/>
        </table:table-row>
        <table:table-row table:style-name="ro1">
          <table:table-cell table:formula="of:=SIN([.$I$4]*[.B104])" office:value-type="float" office:value="0.0627905195293137">
            <text:p>0,0627905195</text:p>
          </table:table-cell>
          <table:table-cell office:value-type="float" office:value="101">
            <text:p>101</text:p>
          </table:table-cell>
          <table:table-cell table:formula="of:=SIN([.$I$4])*POWER((1-(2*COS([.$I$4]))) ;[.B104])/(1-2*COS([.$I$4]))" office:value-type="float" office:value="0.0422823173735653">
            <text:p>0,0422823174</text:p>
          </table:table-cell>
          <table:table-cell table:formula="of:=SUM([.A$4:.A104])" office:value-type="float" office:value="0.0627905195293191">
            <text:p>0,0627905195</text:p>
          </table:table-cell>
          <table:table-cell table:formula="of:=SIN([.$I$4]*[.B105]/2)*SIN([.$I$4]*([.B104])/2)/SIN([.$I$4]/2)" office:value-type="float" office:value="0.0627905195293136">
            <text:p>0,0627905195</text:p>
          </table:table-cell>
          <table:table-cell table:number-columns-repeated="5"/>
        </table:table-row>
        <table:table-row table:style-name="ro1">
          <table:table-cell table:formula="of:=SIN([.$I$4]*[.B105])" office:value-type="float" office:value="0.125333233564304">
            <text:p>0,1253332336</text:p>
          </table:table-cell>
          <table:table-cell office:value-type="float" office:value="102">
            <text:p>102</text:p>
          </table:table-cell>
          <table:table-cell table:formula="of:=SIN([.$I$4])*POWER((1-(2*COS([.$I$4]))) ;[.B105])/(1-2*COS([.$I$4]))" office:value-type="float" office:value="-0.0421154483838452">
            <text:p>-0,0421154484</text:p>
          </table:table-cell>
          <table:table-cell table:formula="of:=SUM([.A$4:.A105])" office:value-type="float" office:value="0.188123753093623">
            <text:p>0,1881237531</text:p>
          </table:table-cell>
          <table:table-cell table:formula="of:=SIN([.$I$4]*[.B106]/2)*SIN([.$I$4]*([.B105])/2)/SIN([.$I$4]/2)" office:value-type="float" office:value="-0">
            <text:p>0</text:p>
          </table:table-cell>
          <table:table-cell table:number-columns-repeated="5"/>
        </table:table-row>
      </table:table>
      <table:table table:name="Feui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urnier Benoit</meta:initial-creator>
    <meta:creation-date>2016-05-19T16:54:05</meta:creation-date>
    <dc:date>2016-05-19T18:26:09</dc:date>
    <dc:creator>Fournier Benoit</dc:creator>
    <meta:editing-duration>PT1H1M44S</meta:editing-duration>
    <meta:editing-cycles>1</meta:editing-cycles>
    <meta:document-statistic meta:table-count="3" meta:cell-count="522" meta:object-count="0"/>
    <meta:generator>LibreOffice/3.5$Linux_X86_64 LibreOffice_project/350m1$Build-2</meta:generator>
  </office:meta>
</office:document-meta>
</file>